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Rojo">
      <style:graphic-properties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b3b3ff" draw:fill-gradient-name="Gradient_20_1" draw:fill-hatch-name="Black_20_0_20_Degrees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aecf00" draw:fill-gradient-name="Gradient_20_1" draw:fill-hatch-name="Black_20_0_20_Degrees" draw:opacity="25%" draw:textarea-horizontal-align="justify" draw:textarea-vertical-align="top" draw:auto-grow-height="false" draw:shadow-opacity="25%"/>
    </style:style>
    <style:style style:name="gr6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gradient" draw:fill-gradient-name="DistantSouls_20_Fg3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b3b3ff" draw:fill-gradient-name="Gradient_20_1" draw:fill-hatch-name="Black_20_0_20_Degrees" draw:textarea-horizontal-align="justify" draw:textarea-vertical-align="middle" draw:auto-grow-height="fals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subtitle">
      <style:graphic-properties draw:fill-color="#ffffff" fo:min-height="17.935cm"/>
    </style:style>
    <style:style style:name="P1" style:family="paragraph">
      <style:paragraph-properties fo:text-align="center"/>
    </style:style>
    <style:style style:name="P2" style:family="paragraph">
      <style:text-properties fo:color="#ff950e" fo:font-size="60pt" fo:text-shadow="1pt 1pt" style:font-size-asian="60pt" style:font-size-complex="60pt"/>
    </style:style>
    <style:style style:name="P3" style:family="paragraph">
      <style:paragraph-properties fo:text-align="center"/>
      <style:text-properties fo:color="#99ccff" fo:font-size="18pt"/>
    </style:style>
    <style:style style:name="P4" style:family="paragraph">
      <style:text-properties fo:font-size="20pt"/>
    </style:style>
    <style:style style:name="P5" style:family="paragraph">
      <style:text-properties fo:color="#ff950e" fo:font-size="32pt" fo:text-shadow="1pt 1pt"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8pt"/>
    </style:style>
    <style:style style:name="P10" style:family="paragraph">
      <style:paragraph-properties fo:text-align="center"/>
      <style:text-properties fo:color="#d26565" fo:font-size="18pt"/>
    </style:style>
    <style:style style:name="P11" style:family="paragraph">
      <style:paragraph-properties fo:text-align="center"/>
      <style:text-properties style:use-window-font-color="true" fo:font-size="18pt" fo:text-shadow="1pt 1pt" fo:font-weight="bold" style:font-weight-asian="bold" style:font-weight-complex="bold"/>
    </style:style>
    <style:style style:name="P12" style:family="paragraph">
      <style:text-properties fo:color="#ff950e" fo:text-shadow="1pt 1pt" fo:font-weight="bold" style:font-weight-asian="bold" style:font-weight-complex="bold"/>
    </style:style>
    <style:style style:name="P13" style:family="paragraph">
      <style:paragraph-properties fo:text-align="center"/>
      <style:text-properties fo:color="#d26565" fo:font-weight="bold" style:font-weight-asian="bold" style:font-weight-complex="bold"/>
    </style:style>
    <style:style style:name="P14" style:family="paragraph">
      <style:paragraph-properties fo:text-align="end"/>
    </style:style>
    <style:style style:name="P15" style:family="paragraph">
      <style:paragraph-properties fo:text-align="center"/>
      <style:text-properties fo:font-size="48pt" fo:text-shadow="1pt 1pt" style:font-size-asian="48pt" style:font-size-complex="48pt"/>
    </style:style>
    <style:style style:name="T1" style:family="text">
      <style:text-properties fo:font-size="60pt" fo:font-style="italic" fo:text-shadow="1pt 1pt" style:text-underline-style="none" style:font-size-asian="60pt" style:font-style-asian="italic" style:font-size-complex="60pt" style:font-style-complex="italic"/>
    </style:style>
    <style:style style:name="T2" style:family="text">
      <style:text-properties fo:color="#99ccff" fo:font-size="18pt" style:text-underline-style="none" style:font-size-asian="20pt" style:font-size-complex="20pt"/>
    </style:style>
    <style:style style:name="T3" style:family="text">
      <style:text-properties fo:color="#99ccff" fo:font-size="18pt"/>
    </style:style>
    <style:style style:name="T4" style:family="text">
      <style:text-properties fo:color="#99ccff" fo:font-size="28pt" fo:font-style="italic" style:text-underline-style="none" style:font-size-asian="28pt" style:font-style-asian="italic" style:font-size-complex="28pt" style:font-style-complex="italic"/>
    </style:style>
    <style:style style:name="T5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99ccff" fo:font-size="20pt" style:font-size-asian="20pt" style:font-size-complex="20pt"/>
    </style:style>
    <style:style style:name="T8" style:family="text">
      <style:text-properties fo:color="#99ccff" fo:font-size="20pt" style:text-underline-style="solid" style:text-underline-width="auto" style:text-underline-color="font-color" style:font-size-asian="20pt" style:font-size-complex="20pt"/>
    </style:style>
    <style:style style:name="T9" style:family="text">
      <style:text-properties fo:color="#ff950e" fo:font-size="32pt" fo:text-shadow="1pt 1pt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color="#d26565" fo:font-size="18pt"/>
    </style:style>
    <style:style style:name="T12" style:family="text">
      <style:text-properties style:use-window-font-color="true" fo:font-size="24pt" fo:text-shadow="1pt 1pt" fo:font-weight="bold" style:font-size-asian="24pt" style:font-weight-asian="bold" style:font-size-complex="24pt" style:font-weight-complex="bold"/>
    </style:style>
    <style:style style:name="T13" style:family="text">
      <style:text-properties fo:color="#ff950e" fo:text-shadow="1pt 1pt" fo:font-weight="bold" style:font-weight-asian="bold" style:font-weight-complex="bold"/>
    </style:style>
    <style:style style:name="T14" style:family="text">
      <style:text-properties fo:color="#d26565" fo:font-weight="bold" style:font-weight-asian="bold" style:font-weight-complex="bold"/>
    </style:style>
    <style:style style:name="T15" style:family="text">
      <style:text-properties fo:color="#ff950e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color="#99ccff" fo:font-size="20pt" fo:text-shadow="1pt 1pt" style:font-size-asian="20pt" style:font-size-complex="20pt"/>
    </style:style>
    <style:style style:name="T17" style:family="text">
      <style:text-properties fo:color="#ff950e" fo:font-size="20pt" fo:font-style="normal" fo:text-shadow="1pt 1pt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T18" style:family="text">
      <style:text-properties fo:font-size="10pt" style:text-underline-style="none" style:font-size-asian="10pt" style:font-size-complex="10pt"/>
    </style:style>
    <style:style style:name="T19" style:family="text">
      <style:text-properties fo:font-size="20pt" style:text-underline-style="none" style:font-size-asian="20pt" style:font-size-complex="20pt"/>
    </style:style>
    <style:style style:name="T20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1" style:family="text"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color="#99ccff" fo:font-size="26pt" fo:font-style="italic" style:text-underline-style="none" style:font-size-asian="26pt" style:font-style-asian="italic" style:font-size-complex="26pt" style:font-style-complex="italic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color="#99ccff" fo:font-size="10pt" fo:font-style="italic" style:text-underline-style="none" style:font-size-asian="10pt" style:font-style-asian="italic" style:font-size-complex="10pt" style:font-style-complex="italic"/>
    </style:style>
    <style:style style:name="T26" style:family="text">
      <style:text-properties fo:color="#99ccff" fo:font-size="22pt" fo:font-style="italic" style:text-underline-style="none" style:font-size-asian="22pt" style:font-style-asian="italic" style:font-size-complex="22pt" style:font-style-complex="italic"/>
    </style:style>
    <style:style style:name="T27" style:family="text">
      <style:text-properties fo:font-size="20pt" fo:font-style="normal" style:font-size-asian="20pt" style:font-style-asian="normal" style:font-size-complex="20pt" style:font-style-complex="normal"/>
    </style:style>
    <style:style style:name="T28" style:family="text">
      <style:text-properties fo:font-size="20pt" fo:font-style="italic" style:font-size-asian="20pt" style:font-style-asian="italic" style:font-size-complex="20pt" style:font-style-complex="italic"/>
    </style:style>
    <style:style style:name="T29" style:family="text">
      <style:text-properties fo:color="#ff950e" fo:font-size="48pt" fo:font-style="normal" fo:text-shadow="1pt 1pt" style:text-underline-style="none" style:font-size-asian="48pt" style:font-style-asian="normal" style:font-size-complex="48pt" style:font-style-complex="normal"/>
    </style:style>
    <style:style style:name="T30" style:family="text">
      <style:text-properties fo:color="#99ccff" fo:font-size="48pt" fo:font-style="normal" fo:text-shadow="1pt 1pt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/>
        <style:text-properties fo:font-family="StarSymbol" style:font-charset="x-symbol" style:use-window-font-color="true" fo:font-size="10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✗">
        <style:list-level-properties/>
        <style:text-properties fo:font-family="StarSymbol" style:font-charset="x-symbol" style:use-window-font-color="true" fo:font-size="100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26.5cm" svg:height="9.718cm" svg:x="0.5cm" svg:y="4.6cm">
          <draw:text-box>
            <text:p text:style-name="P1"><text:span text:style-name="T1">Addendum to Ogre Pitfalls &amp; Design proposal for Ogre 2.0</text:span></text:p>
          </draw:text-box>
        </draw:frame>
        <draw:frame draw:style-name="gr1" draw:text-style-name="P3" draw:layer="layout" svg:width="26.5cm" svg:height="2.081cm" svg:x="0.5cm" svg:y="16.401cm">
          <draw:text-box>
            <text:p text:style-name="P1"><text:span text:style-name="T2">Matías Nazareth Goldberg, 2012</text:span></text:p>
            <text:p text:style-name="P1"><text:span text:style-name="T3">Ogre forum user: dark_sylin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layer="layout" svg:width="26.5cm" svg:height="19.349cm" svg:x="0.5cm" svg:y="0.601cm">
          <draw:text-box>
            <text:p><text:span text:style-name="T4">Note from the author:</text:span></text:p>
            <text:p><text:span text:style-name="T5"/></text:p>
            <text:p><text:span text:style-name="T6">This is an addendum to my slides. They can be </text:span><text:span text:style-name="T7"><text:a xlink:href="http://www.ogre3d.org/forums/viewtopic.php?f=4&amp;t=75459&amp;p=477602">download from here</text:a></text:span><text:span text:style-name="T6">.</text:span></text:p>
            <text:p><text:span text:style-name="T6">It appears there were many doubts that arose regarding what parts and how should the Ogre engine go multithreading, so I thought I should clear them.</text:span></text:p>
            <text:p><text:span text:style-name="T6"/></text:p>
            <text:p><text:span text:style-name="T6">This document presents the parallelization I had in mind while writing the original slides. </text:span><text:span text:style-name="T8">Note that the method I'm presenting here is not the only way <text:s/>to do it, and there even may be better ways</text:span><text:span text:style-name="T6">.</text:span></text:p>
            <text:p><text:span text:style-name="T6"/></text:p>
            <text:p><text:span text:style-name="T6">The original slides left UpdateAllTransforms() &amp; UpdateAllAnimation() parallelism to be implementation specific (as they were not the core of the argument, and I deemed obvious and possibly could be done in many different ways), but I felt the need to write this when I saw a few Ogre users implying some parts in UpdateAllTransforms() were impossible to compute concurrently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32">
        <office:forms form:automatic-focus="false" form:apply-design-mode="false"/>
        <draw:frame presentation:style-name="pr3" draw:text-style-name="P5" draw:layer="layout" svg:width="25.199cm" svg:height="17.935cm" svg:x="1.4cm" svg:y="0.837cm" presentation:class="subtitle">
          <draw:text-box>
            <text:p><text:span text:style-name="T9">Let's begin with UpdateAllTransforms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custom-shape draw:style-name="gr3" draw:text-style-name="P7" draw:layer="layout" svg:width="26.5cm" svg:height="1.5cm" svg:x="0.6cm" svg:y="2.2cm">
          <text:p text:style-name="P6"><text:span text:style-name="T10">Level 0</text:span></text:p>
          <draw:enhanced-geometry svg:viewBox="0 0 21600 21600" draw:path-stretchpoint-x="10800" draw:path-stretchpoint-y="10800" draw:text-areas="?f3 ?f4 ?f5 ?f6" draw:type="round-rectangle" draw:modifiers="6043.97068620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8" draw:layer="layout" svg:width="3cm" svg:height="1cm" svg:x="4cm" svg:y="2.5cm">
          <text:p text:style-name="P1"><text:span text:style-name="T10">1</text:span></text:p>
        </draw:rect>
        <draw:rect draw:style-name="gr4" draw:text-style-name="P8" draw:layer="layout" svg:width="3cm" svg:height="1cm" svg:x="9cm" svg:y="2.5cm">
          <text:p text:style-name="P1"><text:span text:style-name="T10">2</text:span></text:p>
        </draw:rect>
        <draw:rect draw:style-name="gr4" draw:text-style-name="P8" draw:layer="layout" svg:width="3cm" svg:height="1cm" svg:x="15cm" svg:y="2.5cm">
          <text:p text:style-name="P1"><text:span text:style-name="T10">3</text:span></text:p>
        </draw:rect>
        <draw:rect draw:style-name="gr4" draw:text-style-name="P8" draw:layer="layout" svg:width="3cm" svg:height="1cm" svg:x="20cm" svg:y="2.5cm">
          <text:p text:style-name="P1"><text:span text:style-name="T10">4</text:span></text:p>
        </draw:rect>
        <draw:frame draw:style-name="gr1" draw:text-style-name="P9" draw:layer="layout" svg:width="26.5cm" svg:height="1.055cm" svg:x="0.5cm" svg:y="0.602cm">
          <draw:text-box>
            <text:p><text:span text:style-name="T6">Each block is a no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custom-shape draw:style-name="gr3" draw:text-style-name="P7" draw:layer="layout" svg:width="26.5cm" svg:height="1.5cm" svg:x="0.6cm" svg:y="2.2cm">
          <text:p text:style-name="P6"><text:span text:style-name="T10">Level 0</text:span></text:p>
          <draw:enhanced-geometry svg:viewBox="0 0 21600 21600" draw:path-stretchpoint-x="10800" draw:path-stretchpoint-y="10800" draw:text-areas="?f3 ?f4 ?f5 ?f6" draw:type="round-rectangle" draw:modifiers="6043.97068620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8" draw:layer="layout" svg:width="3cm" svg:height="1cm" svg:x="4cm" svg:y="2.5cm">
          <text:p text:style-name="P1"><text:span text:style-name="T10">1</text:span></text:p>
        </draw:rect>
        <draw:rect draw:style-name="gr4" draw:text-style-name="P8" draw:layer="layout" svg:width="3cm" svg:height="1cm" svg:x="9cm" svg:y="2.5cm">
          <text:p text:style-name="P1"><text:span text:style-name="T10">2</text:span></text:p>
        </draw:rect>
        <draw:rect draw:style-name="gr4" draw:text-style-name="P8" draw:layer="layout" svg:width="3cm" svg:height="1cm" svg:x="15cm" svg:y="2.5cm">
          <text:p text:style-name="P1"><text:span text:style-name="T10">3</text:span></text:p>
        </draw:rect>
        <draw:rect draw:style-name="gr4" draw:text-style-name="P8" draw:layer="layout" svg:width="3cm" svg:height="1cm" svg:x="20cm" svg:y="2.5cm">
          <text:p text:style-name="P1"><text:span text:style-name="T10">4</text:span></text:p>
        </draw:rect>
        <draw:custom-shape draw:style-name="gr5" draw:text-style-name="P10" draw:layer="layout" svg:width="9.5cm" svg:height="17.5cm" svg:x="3.3cm" svg:y="0.5cm">
          <text:p text:style-name="P1"><text:span text:style-name="T11">Thread 0</text:span></text:p>
          <draw:enhanced-geometry svg:viewBox="0 0 21600 21600" draw:path-stretchpoint-x="10800" draw:path-stretchpoint-y="10800" draw:text-areas="?f3 ?f4 ?f5 ?f6" draw:type="round-rectangle" draw:modifiers="1393.62172402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9.5cm" svg:height="17.5cm" svg:x="14.3cm" svg:y="0.5cm">
          <text:p text:style-name="P1"><text:span text:style-name="T11">Thread 1</text:span></text:p>
          <draw:enhanced-geometry svg:viewBox="0 0 21600 21600" draw:path-stretchpoint-x="10800" draw:path-stretchpoint-y="10800" draw:text-areas="?f3 ?f4 ?f5 ?f6" draw:type="round-rectangle" draw:modifiers="1393.62172402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custom-shape draw:style-name="gr3" draw:text-style-name="P7" draw:layer="layout" svg:width="26.5cm" svg:height="1.5cm" svg:x="0.6cm" svg:y="2.2cm">
          <text:p text:style-name="P6"><text:span text:style-name="T10">Level 0</text:span></text:p>
          <draw:enhanced-geometry svg:viewBox="0 0 21600 21600" draw:path-stretchpoint-x="10800" draw:path-stretchpoint-y="10800" draw:text-areas="?f3 ?f4 ?f5 ?f6" draw:type="round-rectangle" draw:modifiers="6043.97068620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8" draw:layer="layout" svg:width="3cm" svg:height="1cm" svg:x="4cm" svg:y="2.5cm">
          <text:p text:style-name="P1"><text:span text:style-name="T10">1</text:span></text:p>
        </draw:rect>
        <draw:rect draw:style-name="gr4" draw:text-style-name="P8" draw:layer="layout" svg:width="3cm" svg:height="1cm" svg:x="9cm" svg:y="2.5cm">
          <text:p text:style-name="P1"><text:span text:style-name="T10">2</text:span></text:p>
        </draw:rect>
        <draw:rect draw:style-name="gr4" draw:text-style-name="P8" draw:layer="layout" svg:width="3cm" svg:height="1cm" svg:x="15cm" svg:y="2.5cm">
          <text:p text:style-name="P1"><text:span text:style-name="T10">3</text:span></text:p>
        </draw:rect>
        <draw:rect draw:style-name="gr4" draw:text-style-name="P8" draw:layer="layout" svg:width="3cm" svg:height="1cm" svg:x="20cm" svg:y="2.5cm">
          <text:p text:style-name="P1"><text:span text:style-name="T10">4</text:span></text:p>
        </draw:rect>
        <draw:custom-shape draw:style-name="gr5" draw:text-style-name="P10" draw:layer="layout" svg:width="9.5cm" svg:height="17.5cm" svg:x="3.3cm" svg:y="0.5cm">
          <text:p text:style-name="P1"><text:span text:style-name="T11">Thread 0</text:span></text:p>
          <draw:enhanced-geometry svg:viewBox="0 0 21600 21600" draw:path-stretchpoint-x="10800" draw:path-stretchpoint-y="10800" draw:text-areas="?f3 ?f4 ?f5 ?f6" draw:type="round-rectangle" draw:modifiers="1393.62172402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9.5cm" svg:height="17.5cm" svg:x="14.3cm" svg:y="0.5cm">
          <text:p text:style-name="P1"><text:span text:style-name="T11">Thread 1</text:span></text:p>
          <draw:enhanced-geometry svg:viewBox="0 0 21600 21600" draw:path-stretchpoint-x="10800" draw:path-stretchpoint-y="10800" draw:text-areas="?f3 ?f4 ?f5 ?f6" draw:type="round-rectangle" draw:modifiers="1393.62172402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7.8cm" svg:y1="4cm" svg:x2="7.8cm" svg:y2="5.5cm">
          <text:p/>
        </draw:line>
        <draw:line draw:style-name="gr6" draw:text-style-name="P1" draw:layer="layout" svg:x1="18.9cm" svg:y1="4cm" svg:x2="18.9cm" svg:y2="5.5cm">
          <text:p/>
        </draw:line>
        <draw:custom-shape draw:style-name="gr7" draw:text-style-name="P11" draw:layer="layout" svg:width="25.5cm" svg:height="2cm" svg:x="1.3cm" svg:y="5.5cm">
          <text:p text:style-name="P1"><text:span text:style-name="T12">ThreadBarrierSync(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custom-shape draw:style-name="gr3" draw:text-style-name="P7" draw:layer="layout" svg:width="26.5cm" svg:height="1.5cm" svg:x="0.6cm" svg:y="9.2cm">
          <text:p text:style-name="P6"><text:span text:style-name="T10">Level 1</text:span></text:p>
          <draw:enhanced-geometry svg:viewBox="0 0 21600 21600" draw:path-stretchpoint-x="10800" draw:path-stretchpoint-y="10800" draw:text-areas="?f3 ?f4 ?f5 ?f6" draw:type="round-rectangle" draw:modifiers="6043.97068620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8" draw:layer="layout" svg:width="1.3cm" svg:height="1cm" svg:x="4cm" svg:y="9.5cm">
          <text:p text:style-name="P1"><text:span text:style-name="T10">5</text:span></text:p>
        </draw:rect>
        <draw:rect draw:style-name="gr4" draw:text-style-name="P8" draw:layer="layout" svg:width="1.3cm" svg:height="1cm" svg:x="6cm" svg:y="9.5cm">
          <text:p text:style-name="P1"><text:span text:style-name="T10">6</text:span></text:p>
        </draw:rect>
        <draw:rect draw:style-name="gr4" draw:text-style-name="P8" draw:layer="layout" svg:width="1.3cm" svg:height="1cm" svg:x="8.2cm" svg:y="9.5cm">
          <text:p text:style-name="P1"><text:span text:style-name="T10">7</text:span></text:p>
        </draw:rect>
        <draw:rect draw:style-name="gr4" draw:text-style-name="P8" draw:layer="layout" svg:width="1.3cm" svg:height="1cm" svg:x="10.2cm" svg:y="9.5cm">
          <text:p text:style-name="P1"><text:span text:style-name="T10">8</text:span></text:p>
        </draw:rect>
        <draw:rect draw:style-name="gr4" draw:text-style-name="P8" draw:layer="layout" svg:width="1.3cm" svg:height="1cm" svg:x="15.4cm" svg:y="9.5cm">
          <text:p text:style-name="P1"><text:span text:style-name="T10">9</text:span></text:p>
        </draw:rect>
        <draw:rect draw:style-name="gr4" draw:text-style-name="P8" draw:layer="layout" svg:width="1.3cm" svg:height="1cm" svg:x="17.4cm" svg:y="9.5cm">
          <text:p text:style-name="P1"><text:span text:style-name="T10">10</text:span></text:p>
        </draw:rect>
        <draw:rect draw:style-name="gr4" draw:text-style-name="P8" draw:layer="layout" svg:width="1.3cm" svg:height="1cm" svg:x="19.6cm" svg:y="9.5cm">
          <text:p text:style-name="P1"><text:span text:style-name="T10">11</text:span></text:p>
        </draw:rect>
        <draw:rect draw:style-name="gr4" draw:text-style-name="P8" draw:layer="layout" svg:width="1.3cm" svg:height="1cm" svg:x="21.6cm" svg:y="9.5cm">
          <text:p text:style-name="P1"><text:span text:style-name="T10">12</text:span></text:p>
        </draw:rect>
        <draw:custom-shape draw:style-name="gr3" draw:text-style-name="P7" draw:layer="layout" svg:width="26.5cm" svg:height="1.5cm" svg:x="0.6cm" svg:y="2.2cm">
          <text:p text:style-name="P6"><text:span text:style-name="T10">Level 0</text:span></text:p>
          <draw:enhanced-geometry svg:viewBox="0 0 21600 21600" draw:path-stretchpoint-x="10800" draw:path-stretchpoint-y="10800" draw:text-areas="?f3 ?f4 ?f5 ?f6" draw:type="round-rectangle" draw:modifiers="6043.97068620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8" draw:layer="layout" svg:width="3cm" svg:height="1cm" svg:x="4cm" svg:y="2.5cm">
          <text:p text:style-name="P1"><text:span text:style-name="T10">1</text:span></text:p>
        </draw:rect>
        <draw:rect draw:style-name="gr4" draw:text-style-name="P8" draw:layer="layout" svg:width="3cm" svg:height="1cm" svg:x="9cm" svg:y="2.5cm">
          <text:p text:style-name="P1"><text:span text:style-name="T10">2</text:span></text:p>
        </draw:rect>
        <draw:rect draw:style-name="gr4" draw:text-style-name="P8" draw:layer="layout" svg:width="3cm" svg:height="1cm" svg:x="15cm" svg:y="2.5cm">
          <text:p text:style-name="P1"><text:span text:style-name="T10">3</text:span></text:p>
        </draw:rect>
        <draw:rect draw:style-name="gr4" draw:text-style-name="P8" draw:layer="layout" svg:width="3cm" svg:height="1cm" svg:x="20cm" svg:y="2.5cm">
          <text:p text:style-name="P1"><text:span text:style-name="T10">4</text:span></text:p>
        </draw:rect>
        <draw:custom-shape draw:style-name="gr5" draw:text-style-name="P10" draw:layer="layout" svg:width="9.5cm" svg:height="17.5cm" svg:x="3.3cm" svg:y="0.5cm">
          <text:p text:style-name="P1"><text:span text:style-name="T11">Thread 0</text:span></text:p>
          <draw:enhanced-geometry svg:viewBox="0 0 21600 21600" draw:path-stretchpoint-x="10800" draw:path-stretchpoint-y="10800" draw:text-areas="?f3 ?f4 ?f5 ?f6" draw:type="round-rectangle" draw:modifiers="1393.62172402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9.5cm" svg:height="17.5cm" svg:x="14.3cm" svg:y="0.5cm">
          <text:p text:style-name="P1"><text:span text:style-name="T11">Thread 1</text:span></text:p>
          <draw:enhanced-geometry svg:viewBox="0 0 21600 21600" draw:path-stretchpoint-x="10800" draw:path-stretchpoint-y="10800" draw:text-areas="?f3 ?f4 ?f5 ?f6" draw:type="round-rectangle" draw:modifiers="1393.62172402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7.8cm" svg:y1="4cm" svg:x2="7.8cm" svg:y2="5.5cm">
          <text:p/>
        </draw:line>
        <draw:line draw:style-name="gr6" draw:text-style-name="P1" draw:layer="layout" svg:x1="18.9cm" svg:y1="4cm" svg:x2="18.9cm" svg:y2="5.5cm">
          <text:p/>
        </draw:line>
        <draw:custom-shape draw:style-name="gr7" draw:text-style-name="P11" draw:layer="layout" svg:width="25.5cm" svg:height="2cm" svg:x="1.3cm" svg:y="5.5cm">
          <text:p text:style-name="P1"><text:span text:style-name="T12">ThreadBarrierSync()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8cm" svg:y1="7.6cm" svg:x2="7.8cm" svg:y2="9.1cm">
          <text:p/>
        </draw:line>
        <draw:line draw:style-name="gr6" draw:text-style-name="P1" draw:layer="layout" svg:x1="18.9cm" svg:y1="7.6cm" svg:x2="18.9cm" svg:y2="9.1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custom-shape draw:style-name="gr3" draw:text-style-name="P7" draw:layer="layout" svg:width="26.5cm" svg:height="1.5cm" svg:x="0.6cm" svg:y="9.2cm">
          <text:p text:style-name="P6"><text:span text:style-name="T10">Level 1</text:span></text:p>
          <draw:enhanced-geometry svg:viewBox="0 0 21600 21600" draw:path-stretchpoint-x="10800" draw:path-stretchpoint-y="10800" draw:text-areas="?f3 ?f4 ?f5 ?f6" draw:type="round-rectangle" draw:modifiers="6043.97068620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8" draw:layer="layout" svg:width="1.3cm" svg:height="1cm" svg:x="4cm" svg:y="9.5cm">
          <text:p text:style-name="P1"><text:span text:style-name="T10">5</text:span></text:p>
        </draw:rect>
        <draw:rect draw:style-name="gr4" draw:text-style-name="P8" draw:layer="layout" svg:width="1.3cm" svg:height="1cm" svg:x="6cm" svg:y="9.5cm">
          <text:p text:style-name="P1"><text:span text:style-name="T10">6</text:span></text:p>
        </draw:rect>
        <draw:rect draw:style-name="gr4" draw:text-style-name="P8" draw:layer="layout" svg:width="1.3cm" svg:height="1cm" svg:x="8.2cm" svg:y="9.5cm">
          <text:p text:style-name="P1"><text:span text:style-name="T10">7</text:span></text:p>
        </draw:rect>
        <draw:rect draw:style-name="gr4" draw:text-style-name="P8" draw:layer="layout" svg:width="1.3cm" svg:height="1cm" svg:x="10.2cm" svg:y="9.5cm">
          <text:p text:style-name="P1"><text:span text:style-name="T10">8</text:span></text:p>
        </draw:rect>
        <draw:rect draw:style-name="gr4" draw:text-style-name="P8" draw:layer="layout" svg:width="1.3cm" svg:height="1cm" svg:x="15.4cm" svg:y="9.5cm">
          <text:p text:style-name="P1"><text:span text:style-name="T10">9</text:span></text:p>
        </draw:rect>
        <draw:rect draw:style-name="gr4" draw:text-style-name="P8" draw:layer="layout" svg:width="1.3cm" svg:height="1cm" svg:x="17.4cm" svg:y="9.5cm">
          <text:p text:style-name="P1"><text:span text:style-name="T10">10</text:span></text:p>
        </draw:rect>
        <draw:rect draw:style-name="gr4" draw:text-style-name="P8" draw:layer="layout" svg:width="1.3cm" svg:height="1cm" svg:x="19.6cm" svg:y="9.5cm">
          <text:p text:style-name="P1"><text:span text:style-name="T10">11</text:span></text:p>
        </draw:rect>
        <draw:rect draw:style-name="gr4" draw:text-style-name="P8" draw:layer="layout" svg:width="1.3cm" svg:height="1cm" svg:x="21.6cm" svg:y="9.5cm">
          <text:p text:style-name="P1"><text:span text:style-name="T10">12</text:span></text:p>
        </draw:rect>
        <draw:custom-shape draw:style-name="gr3" draw:text-style-name="P7" draw:layer="layout" svg:width="26.5cm" svg:height="1.5cm" svg:x="0.6cm" svg:y="2.2cm">
          <text:p text:style-name="P6"><text:span text:style-name="T10">Level 0</text:span></text:p>
          <draw:enhanced-geometry svg:viewBox="0 0 21600 21600" draw:path-stretchpoint-x="10800" draw:path-stretchpoint-y="10800" draw:text-areas="?f3 ?f4 ?f5 ?f6" draw:type="round-rectangle" draw:modifiers="6043.97068620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8" draw:layer="layout" svg:width="3cm" svg:height="1cm" svg:x="4cm" svg:y="2.5cm">
          <text:p text:style-name="P1"><text:span text:style-name="T10">1</text:span></text:p>
        </draw:rect>
        <draw:rect draw:style-name="gr4" draw:text-style-name="P8" draw:layer="layout" svg:width="3cm" svg:height="1cm" svg:x="9cm" svg:y="2.5cm">
          <text:p text:style-name="P1"><text:span text:style-name="T10">2</text:span></text:p>
        </draw:rect>
        <draw:rect draw:style-name="gr4" draw:text-style-name="P8" draw:layer="layout" svg:width="3cm" svg:height="1cm" svg:x="15cm" svg:y="2.5cm">
          <text:p text:style-name="P1"><text:span text:style-name="T10">3</text:span></text:p>
        </draw:rect>
        <draw:rect draw:style-name="gr4" draw:text-style-name="P8" draw:layer="layout" svg:width="3cm" svg:height="1cm" svg:x="20cm" svg:y="2.5cm">
          <text:p text:style-name="P1"><text:span text:style-name="T10">4</text:span></text:p>
        </draw:rect>
        <draw:custom-shape draw:style-name="gr5" draw:text-style-name="P10" draw:layer="layout" svg:width="9.5cm" svg:height="17.5cm" svg:x="3.3cm" svg:y="0.5cm">
          <text:p text:style-name="P1"><text:span text:style-name="T11">Thread 0</text:span></text:p>
          <draw:enhanced-geometry svg:viewBox="0 0 21600 21600" draw:path-stretchpoint-x="10800" draw:path-stretchpoint-y="10800" draw:text-areas="?f3 ?f4 ?f5 ?f6" draw:type="round-rectangle" draw:modifiers="1393.62172402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9.5cm" svg:height="17.5cm" svg:x="14.3cm" svg:y="0.5cm">
          <text:p text:style-name="P1"><text:span text:style-name="T11">Thread 1</text:span></text:p>
          <draw:enhanced-geometry svg:viewBox="0 0 21600 21600" draw:path-stretchpoint-x="10800" draw:path-stretchpoint-y="10800" draw:text-areas="?f3 ?f4 ?f5 ?f6" draw:type="round-rectangle" draw:modifiers="1393.62172402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7.8cm" svg:y1="4cm" svg:x2="7.8cm" svg:y2="5.5cm">
          <text:p/>
        </draw:line>
        <draw:line draw:style-name="gr6" draw:text-style-name="P1" draw:layer="layout" svg:x1="18.9cm" svg:y1="4cm" svg:x2="18.9cm" svg:y2="5.5cm">
          <text:p/>
        </draw:line>
        <draw:custom-shape draw:style-name="gr7" draw:text-style-name="P11" draw:layer="layout" svg:width="25.5cm" svg:height="2cm" svg:x="1.3cm" svg:y="5.5cm">
          <text:p text:style-name="P1"><text:span text:style-name="T12">ThreadBarrierSync()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8cm" svg:y1="7.6cm" svg:x2="7.8cm" svg:y2="9.1cm">
          <text:p/>
        </draw:line>
        <draw:line draw:style-name="gr6" draw:text-style-name="P1" draw:layer="layout" svg:x1="18.9cm" svg:y1="7.6cm" svg:x2="18.9cm" svg:y2="9.1cm">
          <text:p/>
        </draw:line>
        <draw:line draw:style-name="gr6" draw:text-style-name="P1" draw:layer="layout" svg:x1="7.8cm" svg:y1="11cm" svg:x2="7.8cm" svg:y2="12.5cm">
          <text:p/>
        </draw:line>
        <draw:line draw:style-name="gr6" draw:text-style-name="P1" draw:layer="layout" svg:x1="18.9cm" svg:y1="11cm" svg:x2="18.9cm" svg:y2="12.5cm">
          <text:p/>
        </draw:line>
        <draw:custom-shape draw:style-name="gr7" draw:text-style-name="P11" draw:layer="layout" svg:width="25.5cm" svg:height="2cm" svg:x="1.3cm" svg:y="12.5cm">
          <text:p text:style-name="P1"><text:span text:style-name="T12">ThreadBarrierSync(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custom-shape draw:style-name="gr3" draw:text-style-name="P7" draw:layer="layout" svg:width="26.5cm" svg:height="1.5cm" svg:x="0.6cm" svg:y="16cm">
          <text:p text:style-name="P6"><text:span text:style-name="T10">Level 2</text:span></text:p>
          <draw:enhanced-geometry svg:viewBox="0 0 21600 21600" draw:path-stretchpoint-x="10800" draw:path-stretchpoint-y="10800" draw:text-areas="?f3 ?f4 ?f5 ?f6" draw:type="round-rectangle" draw:modifiers="6043.97068620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8" draw:layer="layout" svg:width="3cm" svg:height="1cm" svg:x="6.3cm" svg:y="16.3cm">
          <text:p text:style-name="P1"><text:span text:style-name="T10">13</text:span></text:p>
        </draw:rect>
        <draw:rect draw:style-name="gr4" draw:text-style-name="P8" draw:layer="layout" svg:width="3cm" svg:height="1cm" svg:x="17.5cm" svg:y="16.3cm">
          <text:p text:style-name="P1"><text:span text:style-name="T10">14</text:span></text:p>
        </draw:rect>
        <draw:custom-shape draw:style-name="gr3" draw:text-style-name="P7" draw:layer="layout" svg:width="26.5cm" svg:height="1.5cm" svg:x="0.6cm" svg:y="9.2cm">
          <text:p text:style-name="P6"><text:span text:style-name="T10">Level 1</text:span></text:p>
          <draw:enhanced-geometry svg:viewBox="0 0 21600 21600" draw:path-stretchpoint-x="10800" draw:path-stretchpoint-y="10800" draw:text-areas="?f3 ?f4 ?f5 ?f6" draw:type="round-rectangle" draw:modifiers="6043.97068620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8" draw:layer="layout" svg:width="1.3cm" svg:height="1cm" svg:x="4cm" svg:y="9.5cm">
          <text:p text:style-name="P1"><text:span text:style-name="T10">5</text:span></text:p>
        </draw:rect>
        <draw:rect draw:style-name="gr4" draw:text-style-name="P8" draw:layer="layout" svg:width="1.3cm" svg:height="1cm" svg:x="6cm" svg:y="9.5cm">
          <text:p text:style-name="P1"><text:span text:style-name="T10">6</text:span></text:p>
        </draw:rect>
        <draw:rect draw:style-name="gr4" draw:text-style-name="P8" draw:layer="layout" svg:width="1.3cm" svg:height="1cm" svg:x="8.2cm" svg:y="9.5cm">
          <text:p text:style-name="P1"><text:span text:style-name="T10">7</text:span></text:p>
        </draw:rect>
        <draw:rect draw:style-name="gr4" draw:text-style-name="P8" draw:layer="layout" svg:width="1.3cm" svg:height="1cm" svg:x="10.2cm" svg:y="9.5cm">
          <text:p text:style-name="P1"><text:span text:style-name="T10">8</text:span></text:p>
        </draw:rect>
        <draw:rect draw:style-name="gr4" draw:text-style-name="P8" draw:layer="layout" svg:width="1.3cm" svg:height="1cm" svg:x="15.4cm" svg:y="9.5cm">
          <text:p text:style-name="P1"><text:span text:style-name="T10">9</text:span></text:p>
        </draw:rect>
        <draw:rect draw:style-name="gr4" draw:text-style-name="P8" draw:layer="layout" svg:width="1.3cm" svg:height="1cm" svg:x="17.4cm" svg:y="9.5cm">
          <text:p text:style-name="P1"><text:span text:style-name="T10">10</text:span></text:p>
        </draw:rect>
        <draw:rect draw:style-name="gr4" draw:text-style-name="P8" draw:layer="layout" svg:width="1.3cm" svg:height="1cm" svg:x="19.6cm" svg:y="9.5cm">
          <text:p text:style-name="P1"><text:span text:style-name="T10">11</text:span></text:p>
        </draw:rect>
        <draw:rect draw:style-name="gr4" draw:text-style-name="P8" draw:layer="layout" svg:width="1.3cm" svg:height="1cm" svg:x="21.6cm" svg:y="9.5cm">
          <text:p text:style-name="P1"><text:span text:style-name="T10">12</text:span></text:p>
        </draw:rect>
        <draw:custom-shape draw:style-name="gr3" draw:text-style-name="P7" draw:layer="layout" svg:width="26.5cm" svg:height="1.5cm" svg:x="0.6cm" svg:y="2.2cm">
          <text:p text:style-name="P6"><text:span text:style-name="T10">Level 0</text:span></text:p>
          <draw:enhanced-geometry svg:viewBox="0 0 21600 21600" draw:path-stretchpoint-x="10800" draw:path-stretchpoint-y="10800" draw:text-areas="?f3 ?f4 ?f5 ?f6" draw:type="round-rectangle" draw:modifiers="6043.97068620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8" draw:layer="layout" svg:width="3cm" svg:height="1cm" svg:x="4cm" svg:y="2.5cm">
          <text:p text:style-name="P1"><text:span text:style-name="T10">1</text:span></text:p>
        </draw:rect>
        <draw:rect draw:style-name="gr4" draw:text-style-name="P8" draw:layer="layout" svg:width="3cm" svg:height="1cm" svg:x="9cm" svg:y="2.5cm">
          <text:p text:style-name="P1"><text:span text:style-name="T10">2</text:span></text:p>
        </draw:rect>
        <draw:rect draw:style-name="gr4" draw:text-style-name="P8" draw:layer="layout" svg:width="3cm" svg:height="1cm" svg:x="15cm" svg:y="2.5cm">
          <text:p text:style-name="P1"><text:span text:style-name="T10">3</text:span></text:p>
        </draw:rect>
        <draw:rect draw:style-name="gr4" draw:text-style-name="P8" draw:layer="layout" svg:width="3cm" svg:height="1cm" svg:x="20cm" svg:y="2.5cm">
          <text:p text:style-name="P1"><text:span text:style-name="T10">4</text:span></text:p>
        </draw:rect>
        <draw:custom-shape draw:style-name="gr5" draw:text-style-name="P10" draw:layer="layout" svg:width="9.5cm" svg:height="17.5cm" svg:x="3.3cm" svg:y="0.5cm">
          <text:p text:style-name="P1"><text:span text:style-name="T11">Thread 0</text:span></text:p>
          <draw:enhanced-geometry svg:viewBox="0 0 21600 21600" draw:path-stretchpoint-x="10800" draw:path-stretchpoint-y="10800" draw:text-areas="?f3 ?f4 ?f5 ?f6" draw:type="round-rectangle" draw:modifiers="1393.62172402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9.5cm" svg:height="17.5cm" svg:x="14.3cm" svg:y="0.5cm">
          <text:p text:style-name="P1"><text:span text:style-name="T11">Thread 1</text:span></text:p>
          <draw:enhanced-geometry svg:viewBox="0 0 21600 21600" draw:path-stretchpoint-x="10800" draw:path-stretchpoint-y="10800" draw:text-areas="?f3 ?f4 ?f5 ?f6" draw:type="round-rectangle" draw:modifiers="1393.62172402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7.8cm" svg:y1="4cm" svg:x2="7.8cm" svg:y2="5.5cm">
          <text:p/>
        </draw:line>
        <draw:line draw:style-name="gr6" draw:text-style-name="P1" draw:layer="layout" svg:x1="18.9cm" svg:y1="4cm" svg:x2="18.9cm" svg:y2="5.5cm">
          <text:p/>
        </draw:line>
        <draw:custom-shape draw:style-name="gr7" draw:text-style-name="P11" draw:layer="layout" svg:width="25.5cm" svg:height="2cm" svg:x="1.3cm" svg:y="5.5cm">
          <text:p text:style-name="P1"><text:span text:style-name="T12">ThreadBarrierSync()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8cm" svg:y1="7.6cm" svg:x2="7.8cm" svg:y2="9.1cm">
          <text:p/>
        </draw:line>
        <draw:line draw:style-name="gr6" draw:text-style-name="P1" draw:layer="layout" svg:x1="18.9cm" svg:y1="7.6cm" svg:x2="18.9cm" svg:y2="9.1cm">
          <text:p/>
        </draw:line>
        <draw:line draw:style-name="gr6" draw:text-style-name="P1" draw:layer="layout" svg:x1="7.8cm" svg:y1="11cm" svg:x2="7.8cm" svg:y2="12.5cm">
          <text:p/>
        </draw:line>
        <draw:line draw:style-name="gr6" draw:text-style-name="P1" draw:layer="layout" svg:x1="18.9cm" svg:y1="11cm" svg:x2="18.9cm" svg:y2="12.5cm">
          <text:p/>
        </draw:line>
        <draw:custom-shape draw:style-name="gr7" draw:text-style-name="P11" draw:layer="layout" svg:width="25.5cm" svg:height="2cm" svg:x="1.3cm" svg:y="12.5cm">
          <text:p text:style-name="P1"><text:span text:style-name="T12">ThreadBarrierSync()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8cm" svg:y1="14.5cm" svg:x2="7.8cm" svg:y2="16cm">
          <text:p/>
        </draw:line>
        <draw:line draw:style-name="gr6" draw:text-style-name="P1" draw:layer="layout" svg:x1="18.9cm" svg:y1="14.5cm" svg:x2="18.9cm" svg:y2="16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custom-shape draw:style-name="gr3" draw:text-style-name="P7" draw:layer="layout" svg:width="26.5cm" svg:height="1.5cm" svg:x="0.6cm" svg:y="16cm">
          <text:p text:style-name="P6"><text:span text:style-name="T10">Level 2</text:span></text:p>
          <draw:enhanced-geometry svg:viewBox="0 0 21600 21600" draw:path-stretchpoint-x="10800" draw:path-stretchpoint-y="10800" draw:text-areas="?f3 ?f4 ?f5 ?f6" draw:type="round-rectangle" draw:modifiers="6043.97068620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8" draw:layer="layout" svg:width="3cm" svg:height="1cm" svg:x="6.3cm" svg:y="16.3cm">
          <text:p text:style-name="P1"><text:span text:style-name="T10">13</text:span></text:p>
        </draw:rect>
        <draw:rect draw:style-name="gr4" draw:text-style-name="P8" draw:layer="layout" svg:width="3cm" svg:height="1cm" svg:x="17.5cm" svg:y="16.3cm">
          <text:p text:style-name="P1"><text:span text:style-name="T10">14</text:span></text:p>
        </draw:rect>
        <draw:custom-shape draw:style-name="gr3" draw:text-style-name="P7" draw:layer="layout" svg:width="26.5cm" svg:height="1.5cm" svg:x="0.6cm" svg:y="9.2cm">
          <text:p text:style-name="P6"><text:span text:style-name="T10">Level 1</text:span></text:p>
          <draw:enhanced-geometry svg:viewBox="0 0 21600 21600" draw:path-stretchpoint-x="10800" draw:path-stretchpoint-y="10800" draw:text-areas="?f3 ?f4 ?f5 ?f6" draw:type="round-rectangle" draw:modifiers="6043.97068620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8" draw:layer="layout" svg:width="1.3cm" svg:height="1cm" svg:x="4cm" svg:y="9.5cm">
          <text:p text:style-name="P1"><text:span text:style-name="T10">5</text:span></text:p>
        </draw:rect>
        <draw:rect draw:style-name="gr4" draw:text-style-name="P8" draw:layer="layout" svg:width="1.3cm" svg:height="1cm" svg:x="6cm" svg:y="9.5cm">
          <text:p text:style-name="P1"><text:span text:style-name="T10">6</text:span></text:p>
        </draw:rect>
        <draw:rect draw:style-name="gr4" draw:text-style-name="P8" draw:layer="layout" svg:width="1.3cm" svg:height="1cm" svg:x="8.2cm" svg:y="9.5cm">
          <text:p text:style-name="P1"><text:span text:style-name="T10">7</text:span></text:p>
        </draw:rect>
        <draw:rect draw:style-name="gr4" draw:text-style-name="P8" draw:layer="layout" svg:width="1.3cm" svg:height="1cm" svg:x="10.2cm" svg:y="9.5cm">
          <text:p text:style-name="P1"><text:span text:style-name="T10">8</text:span></text:p>
        </draw:rect>
        <draw:rect draw:style-name="gr4" draw:text-style-name="P8" draw:layer="layout" svg:width="1.3cm" svg:height="1cm" svg:x="15.4cm" svg:y="9.5cm">
          <text:p text:style-name="P1"><text:span text:style-name="T10">9</text:span></text:p>
        </draw:rect>
        <draw:rect draw:style-name="gr4" draw:text-style-name="P8" draw:layer="layout" svg:width="1.3cm" svg:height="1cm" svg:x="17.4cm" svg:y="9.5cm">
          <text:p text:style-name="P1"><text:span text:style-name="T10">10</text:span></text:p>
        </draw:rect>
        <draw:rect draw:style-name="gr4" draw:text-style-name="P8" draw:layer="layout" svg:width="1.3cm" svg:height="1cm" svg:x="19.6cm" svg:y="9.5cm">
          <text:p text:style-name="P1"><text:span text:style-name="T10">11</text:span></text:p>
        </draw:rect>
        <draw:rect draw:style-name="gr4" draw:text-style-name="P8" draw:layer="layout" svg:width="1.3cm" svg:height="1cm" svg:x="21.6cm" svg:y="9.5cm">
          <text:p text:style-name="P1"><text:span text:style-name="T10">12</text:span></text:p>
        </draw:rect>
        <draw:custom-shape draw:style-name="gr3" draw:text-style-name="P7" draw:layer="layout" svg:width="26.5cm" svg:height="1.5cm" svg:x="0.6cm" svg:y="2.2cm">
          <text:p text:style-name="P6"><text:span text:style-name="T10">Level 0</text:span></text:p>
          <draw:enhanced-geometry svg:viewBox="0 0 21600 21600" draw:path-stretchpoint-x="10800" draw:path-stretchpoint-y="10800" draw:text-areas="?f3 ?f4 ?f5 ?f6" draw:type="round-rectangle" draw:modifiers="6043.97068620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8" draw:layer="layout" svg:width="3cm" svg:height="1cm" svg:x="4cm" svg:y="2.5cm">
          <text:p text:style-name="P1"><text:span text:style-name="T10">1</text:span></text:p>
        </draw:rect>
        <draw:rect draw:style-name="gr4" draw:text-style-name="P8" draw:layer="layout" svg:width="3cm" svg:height="1cm" svg:x="9cm" svg:y="2.5cm">
          <text:p text:style-name="P1"><text:span text:style-name="T10">2</text:span></text:p>
        </draw:rect>
        <draw:rect draw:style-name="gr4" draw:text-style-name="P8" draw:layer="layout" svg:width="3cm" svg:height="1cm" svg:x="15cm" svg:y="2.5cm">
          <text:p text:style-name="P1"><text:span text:style-name="T10">3</text:span></text:p>
        </draw:rect>
        <draw:rect draw:style-name="gr4" draw:text-style-name="P8" draw:layer="layout" svg:width="3cm" svg:height="1cm" svg:x="20cm" svg:y="2.5cm">
          <text:p text:style-name="P1"><text:span text:style-name="T10">4</text:span></text:p>
        </draw:rect>
        <draw:custom-shape draw:style-name="gr5" draw:text-style-name="P10" draw:layer="layout" svg:width="9.5cm" svg:height="17.5cm" svg:x="3.3cm" svg:y="0.5cm">
          <text:p text:style-name="P1"><text:span text:style-name="T11">Thread 0</text:span></text:p>
          <draw:enhanced-geometry svg:viewBox="0 0 21600 21600" draw:path-stretchpoint-x="10800" draw:path-stretchpoint-y="10800" draw:text-areas="?f3 ?f4 ?f5 ?f6" draw:type="round-rectangle" draw:modifiers="1393.62172402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9.5cm" svg:height="17.5cm" svg:x="14.3cm" svg:y="0.5cm">
          <text:p text:style-name="P1"><text:span text:style-name="T11">Thread 1</text:span></text:p>
          <draw:enhanced-geometry svg:viewBox="0 0 21600 21600" draw:path-stretchpoint-x="10800" draw:path-stretchpoint-y="10800" draw:text-areas="?f3 ?f4 ?f5 ?f6" draw:type="round-rectangle" draw:modifiers="1393.62172402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7.8cm" svg:y1="4cm" svg:x2="7.8cm" svg:y2="5.5cm">
          <text:p/>
        </draw:line>
        <draw:line draw:style-name="gr6" draw:text-style-name="P1" draw:layer="layout" svg:x1="18.9cm" svg:y1="4cm" svg:x2="18.9cm" svg:y2="5.5cm">
          <text:p/>
        </draw:line>
        <draw:custom-shape draw:style-name="gr7" draw:text-style-name="P11" draw:layer="layout" svg:width="25.5cm" svg:height="2cm" svg:x="1.3cm" svg:y="5.5cm">
          <text:p text:style-name="P1"><text:span text:style-name="T12">ThreadBarrierSync()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8cm" svg:y1="7.6cm" svg:x2="7.8cm" svg:y2="9.1cm">
          <text:p/>
        </draw:line>
        <draw:line draw:style-name="gr6" draw:text-style-name="P1" draw:layer="layout" svg:x1="18.9cm" svg:y1="7.6cm" svg:x2="18.9cm" svg:y2="9.1cm">
          <text:p/>
        </draw:line>
        <draw:line draw:style-name="gr6" draw:text-style-name="P1" draw:layer="layout" svg:x1="7.8cm" svg:y1="11cm" svg:x2="7.8cm" svg:y2="12.5cm">
          <text:p/>
        </draw:line>
        <draw:line draw:style-name="gr6" draw:text-style-name="P1" draw:layer="layout" svg:x1="18.9cm" svg:y1="11cm" svg:x2="18.9cm" svg:y2="12.5cm">
          <text:p/>
        </draw:line>
        <draw:custom-shape draw:style-name="gr7" draw:text-style-name="P11" draw:layer="layout" svg:width="25.5cm" svg:height="2cm" svg:x="1.3cm" svg:y="12.5cm">
          <text:p text:style-name="P1"><text:span text:style-name="T12">ThreadBarrierSync()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8cm" svg:y1="14.5cm" svg:x2="7.8cm" svg:y2="16cm">
          <text:p/>
        </draw:line>
        <draw:line draw:style-name="gr6" draw:text-style-name="P1" draw:layer="layout" svg:x1="18.9cm" svg:y1="14.5cm" svg:x2="18.9cm" svg:y2="16cm">
          <text:p/>
        </draw:line>
        <draw:line draw:style-name="gr6" draw:text-style-name="P1" draw:layer="layout" svg:x1="7.8cm" svg:y1="17.5cm" svg:x2="7.8cm" svg:y2="19cm">
          <text:p/>
        </draw:line>
        <draw:custom-shape draw:style-name="gr7" draw:text-style-name="P11" draw:layer="layout" svg:width="25.5cm" svg:height="2cm" svg:x="1.3cm" svg:y="18.8cm">
          <text:p text:style-name="P1"><text:span text:style-name="T12">finishAndWaitToLoopAgain()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9cm" svg:y1="17.5cm" svg:x2="19cm" svg:y2="19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32">
        <office:forms form:automatic-focus="false" form:apply-design-mode="false"/>
        <draw:frame presentation:style-name="pr3" draw:text-style-name="P12" draw:layer="layout" svg:width="25.199cm" svg:height="17.935cm" svg:x="1.4cm" svg:y="0.837cm" presentation:class="subtitle">
          <draw:text-box>
            <text:p><text:span text:style-name="T13">Why so many sync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custom-shape draw:style-name="gr3" draw:text-style-name="P7" draw:layer="layout" svg:width="26.5cm" svg:height="1.5cm" svg:x="0.6cm" svg:y="9.2cm">
          <text:p text:style-name="P6"><text:span text:style-name="T10">Level 1</text:span></text:p>
          <draw:enhanced-geometry svg:viewBox="0 0 21600 21600" draw:path-stretchpoint-x="10800" draw:path-stretchpoint-y="10800" draw:text-areas="?f3 ?f4 ?f5 ?f6" draw:type="round-rectangle" draw:modifiers="6043.97068620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8" draw:layer="layout" svg:width="1.3cm" svg:height="1cm" svg:x="4cm" svg:y="9.5cm">
          <text:p text:style-name="P1"><text:span text:style-name="T10">5</text:span></text:p>
        </draw:rect>
        <draw:rect draw:style-name="gr4" draw:text-style-name="P8" draw:layer="layout" svg:width="1.3cm" svg:height="1cm" svg:x="6cm" svg:y="9.5cm">
          <text:p text:style-name="P1"><text:span text:style-name="T10">6</text:span></text:p>
        </draw:rect>
        <draw:rect draw:style-name="gr4" draw:text-style-name="P8" draw:layer="layout" svg:width="1.3cm" svg:height="1cm" svg:x="8.2cm" svg:y="9.5cm">
          <text:p text:style-name="P1"><text:span text:style-name="T10">7</text:span></text:p>
        </draw:rect>
        <draw:rect draw:style-name="gr4" draw:text-style-name="P8" draw:layer="layout" svg:width="1.3cm" svg:height="1cm" svg:x="10.2cm" svg:y="9.5cm">
          <text:p text:style-name="P1"><text:span text:style-name="T10">8</text:span></text:p>
        </draw:rect>
        <draw:rect draw:style-name="gr4" draw:text-style-name="P8" draw:layer="layout" svg:width="1.3cm" svg:height="1cm" svg:x="15.4cm" svg:y="9.5cm">
          <text:p text:style-name="P1"><text:span text:style-name="T10">9</text:span></text:p>
        </draw:rect>
        <draw:rect draw:style-name="gr4" draw:text-style-name="P8" draw:layer="layout" svg:width="1.3cm" svg:height="1cm" svg:x="17.4cm" svg:y="9.5cm">
          <text:p text:style-name="P1"><text:span text:style-name="T10">10</text:span></text:p>
        </draw:rect>
        <draw:rect draw:style-name="gr4" draw:text-style-name="P8" draw:layer="layout" svg:width="1.3cm" svg:height="1cm" svg:x="19.6cm" svg:y="9.5cm">
          <text:p text:style-name="P1"><text:span text:style-name="T10">11</text:span></text:p>
        </draw:rect>
        <draw:rect draw:style-name="gr4" draw:text-style-name="P8" draw:layer="layout" svg:width="1.3cm" svg:height="1cm" svg:x="21.6cm" svg:y="9.5cm">
          <text:p text:style-name="P1"><text:span text:style-name="T10">12</text:span></text:p>
        </draw:rect>
        <draw:custom-shape draw:style-name="gr3" draw:text-style-name="P7" draw:layer="layout" svg:width="26.5cm" svg:height="1.5cm" svg:x="0.6cm" svg:y="2.2cm">
          <text:p text:style-name="P6"><text:span text:style-name="T10">Level 0</text:span></text:p>
          <draw:enhanced-geometry svg:viewBox="0 0 21600 21600" draw:path-stretchpoint-x="10800" draw:path-stretchpoint-y="10800" draw:text-areas="?f3 ?f4 ?f5 ?f6" draw:type="round-rectangle" draw:modifiers="6043.97068620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8" draw:layer="layout" svg:width="3cm" svg:height="1cm" svg:x="4cm" svg:y="2.5cm">
          <text:p text:style-name="P1"><text:span text:style-name="T10">1</text:span></text:p>
        </draw:rect>
        <draw:rect draw:style-name="gr4" draw:text-style-name="P8" draw:layer="layout" svg:width="3cm" svg:height="1cm" svg:x="9cm" svg:y="2.5cm">
          <text:p text:style-name="P1"><text:span text:style-name="T10">2</text:span></text:p>
        </draw:rect>
        <draw:rect draw:style-name="gr4" draw:text-style-name="P8" draw:layer="layout" svg:width="3cm" svg:height="1cm" svg:x="15cm" svg:y="2.5cm">
          <text:p text:style-name="P1"><text:span text:style-name="T10">3</text:span></text:p>
        </draw:rect>
        <draw:rect draw:style-name="gr4" draw:text-style-name="P8" draw:layer="layout" svg:width="3cm" svg:height="1cm" svg:x="20cm" svg:y="2.5cm">
          <text:p text:style-name="P1"><text:span text:style-name="T10">4</text:span></text:p>
        </draw:rect>
        <draw:custom-shape draw:style-name="gr5" draw:text-style-name="P10" draw:layer="layout" svg:width="9.5cm" svg:height="11.5cm" svg:x="3.3cm" svg:y="0.5cm">
          <text:p text:style-name="P1"><text:span text:style-name="T11">Thread 0</text:span></text:p>
          <draw:enhanced-geometry svg:viewBox="0 0 21600 21600" draw:path-stretchpoint-x="10800" draw:path-stretchpoint-y="10800" draw:text-areas="?f3 ?f4 ?f5 ?f6" draw:type="round-rectangle" draw:modifiers="1393.62172402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9.5cm" svg:height="11.5cm" svg:x="14.3cm" svg:y="0.5cm">
          <text:p text:style-name="P1"><text:span text:style-name="T11">Thread 1</text:span></text:p>
          <draw:enhanced-geometry svg:viewBox="0 0 21600 21600" draw:path-stretchpoint-x="10800" draw:path-stretchpoint-y="10800" draw:text-areas="?f3 ?f4 ?f5 ?f6" draw:type="round-rectangle" draw:modifiers="1393.62172402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office:forms form:automatic-focus="false" form:apply-design-mode="false"/>
        <draw:custom-shape draw:style-name="gr3" draw:text-style-name="P7" draw:layer="layout" svg:width="26.5cm" svg:height="1.5cm" svg:x="0.6cm" svg:y="9.2cm">
          <text:p text:style-name="P6"><text:span text:style-name="T10">Level 1</text:span></text:p>
          <draw:enhanced-geometry svg:viewBox="0 0 21600 21600" draw:path-stretchpoint-x="10800" draw:path-stretchpoint-y="10800" draw:text-areas="?f3 ?f4 ?f5 ?f6" draw:type="round-rectangle" draw:modifiers="6043.97068620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8" draw:layer="layout" svg:width="1.3cm" svg:height="1cm" svg:x="4cm" svg:y="9.5cm">
          <text:p text:style-name="P1"><text:span text:style-name="T10">5</text:span></text:p>
        </draw:rect>
        <draw:rect draw:style-name="gr4" draw:text-style-name="P8" draw:layer="layout" svg:width="1.3cm" svg:height="1cm" svg:x="6cm" svg:y="9.5cm">
          <text:p text:style-name="P1"><text:span text:style-name="T10">6</text:span></text:p>
        </draw:rect>
        <draw:rect draw:style-name="gr4" draw:text-style-name="P8" draw:layer="layout" svg:width="1.3cm" svg:height="1cm" svg:x="8.2cm" svg:y="9.5cm">
          <text:p text:style-name="P1"><text:span text:style-name="T10">7</text:span></text:p>
        </draw:rect>
        <draw:rect draw:style-name="gr4" draw:text-style-name="P8" xml:id="id2" draw:id="id2" draw:layer="layout" svg:width="1.3cm" svg:height="1cm" svg:x="10.2cm" svg:y="9.5cm">
          <text:p text:style-name="P1"><text:span text:style-name="T10">8</text:span></text:p>
        </draw:rect>
        <draw:rect draw:style-name="gr4" draw:text-style-name="P8" draw:layer="layout" svg:width="1.3cm" svg:height="1cm" svg:x="15.4cm" svg:y="9.5cm">
          <text:p text:style-name="P1"><text:span text:style-name="T10">9</text:span></text:p>
        </draw:rect>
        <draw:rect draw:style-name="gr4" draw:text-style-name="P8" draw:layer="layout" svg:width="1.3cm" svg:height="1cm" svg:x="17.4cm" svg:y="9.5cm">
          <text:p text:style-name="P1"><text:span text:style-name="T10">10</text:span></text:p>
        </draw:rect>
        <draw:rect draw:style-name="gr4" draw:text-style-name="P8" draw:layer="layout" svg:width="1.3cm" svg:height="1cm" svg:x="19.6cm" svg:y="9.5cm">
          <text:p text:style-name="P1"><text:span text:style-name="T10">11</text:span></text:p>
        </draw:rect>
        <draw:rect draw:style-name="gr4" draw:text-style-name="P8" draw:layer="layout" svg:width="1.3cm" svg:height="1cm" svg:x="21.6cm" svg:y="9.5cm">
          <text:p text:style-name="P1"><text:span text:style-name="T10">12</text:span></text:p>
        </draw:rect>
        <draw:custom-shape draw:style-name="gr3" draw:text-style-name="P7" draw:layer="layout" svg:width="26.5cm" svg:height="1.5cm" svg:x="0.6cm" svg:y="2.2cm">
          <text:p text:style-name="P6"><text:span text:style-name="T10">Level 0</text:span></text:p>
          <draw:enhanced-geometry svg:viewBox="0 0 21600 21600" draw:path-stretchpoint-x="10800" draw:path-stretchpoint-y="10800" draw:text-areas="?f3 ?f4 ?f5 ?f6" draw:type="round-rectangle" draw:modifiers="6043.97068620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8" draw:layer="layout" svg:width="3cm" svg:height="1cm" svg:x="4cm" svg:y="2.5cm">
          <text:p text:style-name="P1"><text:span text:style-name="T10">1</text:span></text:p>
        </draw:rect>
        <draw:rect draw:style-name="gr4" draw:text-style-name="P8" draw:layer="layout" svg:width="3cm" svg:height="1cm" svg:x="9cm" svg:y="2.5cm">
          <text:p text:style-name="P1"><text:span text:style-name="T10">2</text:span></text:p>
        </draw:rect>
        <draw:rect draw:style-name="gr4" draw:text-style-name="P8" draw:layer="layout" svg:width="3cm" svg:height="1cm" svg:x="15cm" svg:y="2.5cm">
          <text:p text:style-name="P1"><text:span text:style-name="T10">3</text:span></text:p>
        </draw:rect>
        <draw:rect draw:style-name="gr4" draw:text-style-name="P8" xml:id="id1" draw:id="id1" draw:layer="layout" svg:width="3cm" svg:height="1cm" svg:x="20cm" svg:y="2.5cm">
          <text:p text:style-name="P1"><text:span text:style-name="T10">4</text:span></text:p>
        </draw:rect>
        <draw:custom-shape draw:style-name="gr5" draw:text-style-name="P10" draw:layer="layout" svg:width="9.5cm" svg:height="11.5cm" svg:x="3.3cm" svg:y="0.5cm">
          <text:p text:style-name="P1"><text:span text:style-name="T11">Thread 0</text:span></text:p>
          <draw:enhanced-geometry svg:viewBox="0 0 21600 21600" draw:path-stretchpoint-x="10800" draw:path-stretchpoint-y="10800" draw:text-areas="?f3 ?f4 ?f5 ?f6" draw:type="round-rectangle" draw:modifiers="1393.62172402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9.5cm" svg:height="11.5cm" svg:x="14.3cm" svg:y="0.5cm">
          <text:p text:style-name="P1"><text:span text:style-name="T11">Thread 1</text:span></text:p>
          <draw:enhanced-geometry svg:viewBox="0 0 21600 21600" draw:path-stretchpoint-x="10800" draw:path-stretchpoint-y="10800" draw:text-areas="?f3 ?f4 ?f5 ?f6" draw:type="round-rectangle" draw:modifiers="1393.62172402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3" draw:layer="layout" draw:type="line" svg:x1="21.5cm" svg:y1="3.5cm" svg:x2="10.85cm" svg:y2="9.5cm" draw:start-shape="id1" draw:start-glue-point="2" draw:end-shape="id2" draw:end-glue-point="0" svg:d="m21500 3500-10650 6000">
          <text:p text:style-name="P1"><text:span text:style-name="T14">8 is child of 4 (race condition)</text:span></text:p>
        </draw:connector>
        <draw:frame draw:style-name="gr1" draw:text-style-name="P9" draw:layer="layout" svg:width="26.5cm" svg:height="3.179cm" svg:x="0.5cm" svg:y="13.9cm">
          <draw:text-box>
            <text:p><text:span text:style-name="T10">There is no guarantee parents are updated in the same thread as their children.</text:span></text:p>
            <text:p><text:span text:style-name="T10">Doing so would be more trouble than it's worth. (But if real world code proves it isn't hard to guarantee this order → no syncs would be needed until the end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office:forms form:automatic-focus="false" form:apply-design-mode="false"/>
        <draw:custom-shape draw:style-name="gr3" draw:text-style-name="P7" draw:layer="layout" svg:width="26.5cm" svg:height="1.5cm" svg:x="0.6cm" svg:y="9.2cm">
          <text:p text:style-name="P6"><text:span text:style-name="T10">Level 1</text:span></text:p>
          <draw:enhanced-geometry svg:viewBox="0 0 21600 21600" draw:path-stretchpoint-x="10800" draw:path-stretchpoint-y="10800" draw:text-areas="?f3 ?f4 ?f5 ?f6" draw:type="round-rectangle" draw:modifiers="6043.97068620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8" draw:layer="layout" svg:width="1.3cm" svg:height="1cm" svg:x="4cm" svg:y="9.5cm">
          <text:p text:style-name="P1"><text:span text:style-name="T10">5</text:span></text:p>
        </draw:rect>
        <draw:rect draw:style-name="gr4" draw:text-style-name="P8" draw:layer="layout" svg:width="1.3cm" svg:height="1cm" svg:x="6cm" svg:y="9.5cm">
          <text:p text:style-name="P1"><text:span text:style-name="T10">6</text:span></text:p>
        </draw:rect>
        <draw:rect draw:style-name="gr4" draw:text-style-name="P8" draw:layer="layout" svg:width="1.3cm" svg:height="1cm" svg:x="8.2cm" svg:y="9.5cm">
          <text:p text:style-name="P1"><text:span text:style-name="T10">7</text:span></text:p>
        </draw:rect>
        <draw:rect draw:style-name="gr4" draw:text-style-name="P8" xml:id="id4" draw:id="id4" draw:layer="layout" svg:width="1.3cm" svg:height="1cm" svg:x="10.2cm" svg:y="9.5cm">
          <text:p text:style-name="P1"><text:span text:style-name="T10">8</text:span></text:p>
        </draw:rect>
        <draw:rect draw:style-name="gr4" draw:text-style-name="P8" draw:layer="layout" svg:width="1.3cm" svg:height="1cm" svg:x="15.4cm" svg:y="9.5cm">
          <text:p text:style-name="P1"><text:span text:style-name="T10">9</text:span></text:p>
        </draw:rect>
        <draw:rect draw:style-name="gr4" draw:text-style-name="P8" draw:layer="layout" svg:width="1.3cm" svg:height="1cm" svg:x="17.4cm" svg:y="9.5cm">
          <text:p text:style-name="P1"><text:span text:style-name="T10">10</text:span></text:p>
        </draw:rect>
        <draw:rect draw:style-name="gr4" draw:text-style-name="P8" draw:layer="layout" svg:width="1.3cm" svg:height="1cm" svg:x="19.6cm" svg:y="9.5cm">
          <text:p text:style-name="P1"><text:span text:style-name="T10">11</text:span></text:p>
        </draw:rect>
        <draw:rect draw:style-name="gr4" draw:text-style-name="P8" draw:layer="layout" svg:width="1.3cm" svg:height="1cm" svg:x="21.6cm" svg:y="9.5cm">
          <text:p text:style-name="P1"><text:span text:style-name="T10">12</text:span></text:p>
        </draw:rect>
        <draw:custom-shape draw:style-name="gr3" draw:text-style-name="P7" draw:layer="layout" svg:width="26.5cm" svg:height="1.5cm" svg:x="0.6cm" svg:y="2.2cm">
          <text:p text:style-name="P6"><text:span text:style-name="T10">Level 0</text:span></text:p>
          <draw:enhanced-geometry svg:viewBox="0 0 21600 21600" draw:path-stretchpoint-x="10800" draw:path-stretchpoint-y="10800" draw:text-areas="?f3 ?f4 ?f5 ?f6" draw:type="round-rectangle" draw:modifiers="6043.97068620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8" draw:layer="layout" svg:width="3cm" svg:height="1cm" svg:x="4cm" svg:y="2.5cm">
          <text:p text:style-name="P1"><text:span text:style-name="T10">1</text:span></text:p>
        </draw:rect>
        <draw:rect draw:style-name="gr4" draw:text-style-name="P8" draw:layer="layout" svg:width="3cm" svg:height="1cm" svg:x="9cm" svg:y="2.5cm">
          <text:p text:style-name="P1"><text:span text:style-name="T10">2</text:span></text:p>
        </draw:rect>
        <draw:rect draw:style-name="gr4" draw:text-style-name="P8" draw:layer="layout" svg:width="3cm" svg:height="1cm" svg:x="15cm" svg:y="2.5cm">
          <text:p text:style-name="P1"><text:span text:style-name="T10">3</text:span></text:p>
        </draw:rect>
        <draw:rect draw:style-name="gr4" draw:text-style-name="P8" xml:id="id3" draw:id="id3" draw:layer="layout" svg:width="3cm" svg:height="1cm" svg:x="20cm" svg:y="2.5cm">
          <text:p text:style-name="P1"><text:span text:style-name="T10">4</text:span></text:p>
        </draw:rect>
        <draw:custom-shape draw:style-name="gr5" draw:text-style-name="P10" draw:layer="layout" svg:width="9.5cm" svg:height="11.5cm" svg:x="3.3cm" svg:y="0.5cm">
          <text:p text:style-name="P1"><text:span text:style-name="T11">Thread 0</text:span></text:p>
          <draw:enhanced-geometry svg:viewBox="0 0 21600 21600" draw:path-stretchpoint-x="10800" draw:path-stretchpoint-y="10800" draw:text-areas="?f3 ?f4 ?f5 ?f6" draw:type="round-rectangle" draw:modifiers="1393.62172402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9.5cm" svg:height="11.5cm" svg:x="14.3cm" svg:y="0.5cm">
          <text:p text:style-name="P1"><text:span text:style-name="T11">Thread 1</text:span></text:p>
          <draw:enhanced-geometry svg:viewBox="0 0 21600 21600" draw:path-stretchpoint-x="10800" draw:path-stretchpoint-y="10800" draw:text-areas="?f3 ?f4 ?f5 ?f6" draw:type="round-rectangle" draw:modifiers="1393.62172402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3" draw:layer="layout" draw:type="line" svg:x1="21.5cm" svg:y1="3.5cm" svg:x2="10.85cm" svg:y2="9.5cm" draw:start-shape="id3" draw:start-glue-point="2" draw:end-shape="id4" draw:end-glue-point="0" svg:d="m21500 3500-10650 6000">
          <text:p text:style-name="P1"><text:span text:style-name="T14">8 is child of 4 (race condition)</text:span></text:p>
        </draw:connector>
        <draw:frame draw:style-name="gr1" draw:text-style-name="P9" draw:layer="layout" svg:width="26.5cm" svg:height="6.473cm" svg:x="0.5cm" svg:y="13.9cm">
          <draw:text-box>
            <text:p><text:span text:style-name="T10">There is no guarantee parents are updated in the same thread as their children.</text:span></text:p>
            <text:p><text:span text:style-name="T10">Doing so would be more trouble than it's worth. (But if real world code proves it isn't hard to guarantee this order → no syncs would be needed until the end)</text:span></text:p>
            <text:p><text:span text:style-name="T10"/></text:p>
            <text:p><text:span text:style-name="T3">Node 8 reads the transform (pos, rot &amp; scale) from Node 4 to update it's own transformation. 8's might be in turn needed by 13 or 14 on the next level of nod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>
        <office:forms form:automatic-focus="false" form:apply-design-mode="false"/>
        <draw:frame draw:style-name="gr1" draw:layer="layout" svg:width="26.5cm" svg:height="18.035cm" svg:x="0.5cm" svg:y="0.6cm">
          <draw:text-box>
            <text:p><text:span text:style-name="T4">Watch out for...</text:span></text:p>
            <text:p><text:span text:style-name="T5"/></text:p>
            <text:p><text:span text:style-name="T6">Every Intel* paper will tell you to reduce the number of barriers &amp; locks per frame</text:span></text:p>
            <text:list text:style-name="L1">
              <text:list-item>
                <text:list>
                  <text:list-item>
                    <text:p><text:span text:style-name="T6">This means scalability will depend on:</text:span></text:p>
                    <text:list>
                      <text:list-item>
                        <text:p><text:span text:style-name="T6">Max Depth (number of levels)</text:span></text:p>
                      </text:list-item>
                      <text:list-item>
                        <text:p><text:span text:style-name="T6">Number of nodes per level.</text:span></text:p>
                      </text:list-item>
                      <text:list-item>
                        <text:p><text:span text:style-name="T6">May want to single thread last levels if node count &lt; threshold</text:span></text:p>
                      </text:list-item>
                    </text:list>
                  </text:list-item>
                  <text:list-item>
                    <text:p><text:span text:style-name="T6">Typical scenarios have 1-3 depths.</text:span></text:p>
                  </text:list-item>
                </text:list>
              </text:list-item>
            </text:list>
            <text:p><text:span text:style-name="T6"/></text:p>
            <text:p><text:span text:style-name="T6">Update loop is very simple. Needs an option to toggle single threading</text:span></text:p>
            <text:p/>
            <text:p><text:span text:style-name="T6">Each thread needs to parse at least ~8 nodes (estimate) except for the last thread.</text:span></text:p>
            <text:list text:continue-numbering="true" text:style-name="L1">
              <text:list-item>
                <text:list>
                  <text:list-item>
                    <text:p><text:span text:style-name="T6">Otherwise false cache sharing will throw scalability dow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>
        <office:forms form:automatic-focus="false" form:apply-design-mode="false"/>
        <draw:frame draw:style-name="gr1" draw:text-style-name="P9" draw:layer="layout" svg:width="26.5cm" svg:height="15.731cm" svg:x="0.5cm" svg:y="0.6cm">
          <draw:text-box>
            <text:p><text:span text:style-name="T4">A thing about tasks (aka. “Short-lived threads”):</text:span></text:p>
            <text:p><text:span text:style-name="T5"/></text:p>
            <text:p><text:span text:style-name="T6">Creating &amp; destroying a thread is </text:span><text:span text:style-name="T15">VERY</text:span><text:span text:style-name="T6"> expensive</text:span></text:p>
            <text:p><text:span text:style-name="T6">@60fps, 4 tasks for nodes + 4 tasks for animations:</text:span></text:p>
            <text:p><text:span text:style-name="T6"><text:tab/></text:span><text:span text:style-name="T6">60x(4+4) = 480 threads created, and 480 threads destryed per second :(</text:span></text:p>
            <text:p><text:span text:style-name="T6"/></text:p>
            <text:p><text:span text:style-name="T6">Normal tasks aren't suitable for game development.</text:span></text:p>
            <text:p><text:span text:style-name="T6">If we truly are going to do “tasks”...</text:span></text:p>
            <text:list text:style-name="L1">
              <text:list-item>
                <text:list>
                  <text:list-item>
                    <text:p><text:span text:style-name="T6">They'll have to remain dormant, waiting for an event.</text:span></text:p>
                  </text:list-item>
                  <text:list-item>
                    <text:p><text:span text:style-name="T6">The thread will execute a function sent through the Task Manager; and signal the event.</text:span></text:p>
                  </text:list-item>
                  <text:list-item>
                    <text:p><text:span text:style-name="T6">Waiting for an event &amp; signaling is slow, but much faster than creating-desotrying a threa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>
        <office:forms form:automatic-focus="false" form:apply-design-mode="false"/>
        <draw:frame draw:style-name="gr1" draw:text-style-name="P9" draw:layer="layout" svg:width="26.5cm" svg:height="15.731cm" svg:x="0.5cm" svg:y="0.6cm">
          <draw:text-box>
            <text:p><text:span text:style-name="T4">A thing about tasks (aka. “Short-lived threads”):</text:span></text:p>
            <text:p><text:span text:style-name="T5"/></text:p>
            <text:p><text:span text:style-name="T6">Creating &amp; destroying a thread is </text:span><text:span text:style-name="T15">VERY</text:span><text:span text:style-name="T6"> expensive</text:span></text:p>
            <text:p><text:span text:style-name="T6">@60fps, 4 tasks for nodes + 4 tasks for animations:</text:span></text:p>
            <text:p><text:span text:style-name="T6"><text:tab/></text:span><text:span text:style-name="T6">60x(4+4) = 480 threads created, and 480 threads destryed per second :(</text:span></text:p>
            <text:p><text:span text:style-name="T6"/></text:p>
            <text:p><text:span text:style-name="T6">Normal tasks aren't suitable for game development.</text:span></text:p>
            <text:p><text:span text:style-name="T6">If we truly are going to do “tasks”...</text:span></text:p>
            <text:list text:style-name="L1">
              <text:list-item>
                <text:list>
                  <text:list-item>
                    <text:p><text:span text:style-name="T6">They'll have to remain dormant, waiting for an event.</text:span></text:p>
                  </text:list-item>
                  <text:list-item>
                    <text:p><text:span text:style-name="T6">The thread will execute a function sent through the Task Manager; and signal the event.</text:span></text:p>
                  </text:list-item>
                  <text:list-item>
                    <text:p><text:span text:style-name="T6">Waiting for an event &amp; signaling is slow, but much faster than creating-desotrying a thread.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26.5cm" svg:height="4.076cm" svg:x="0.5cm" svg:y="16.401cm">
          <draw:text-box>
            <text:p text:style-name="P1"><text:span text:style-name="T16">The keyword is </text:span><text:span text:style-name="T17">Thread pools</text:span></text:p>
            <text:p text:style-name="P1"><text:span text:style-name="T18"/></text:p>
            <text:list text:style-name="L2">
              <text:list-item>
                <text:p text:style-name="P6"><text:span text:style-name="T19">Task libs implemented as thread pools are acceptable</text:span></text:p>
              </text:list-item>
            </text:list>
            <text:list text:style-name="L3">
              <text:list-item>
                <text:p text:style-name="P6"><text:span text:style-name="T19"><text:s/></text:span><text:span text:style-name="T19">Task libs that spawn new threads and destroy them are </text:span><text:span text:style-name="T20">not</text:span><text:span text:style-name="T19"> acceptab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32">
        <office:forms form:automatic-focus="false" form:apply-design-mode="false"/>
        <draw:frame presentation:style-name="pr3" draw:text-style-name="P5" draw:layer="layout" svg:width="25.199cm" svg:height="17.935cm" svg:x="1.4cm" svg:y="0.837cm" presentation:class="subtitle">
          <draw:text-box>
            <text:p><text:span text:style-name="T9">UpdateAllAnimations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>
        <office:forms form:automatic-focus="false" form:apply-design-mode="false"/>
        <draw:custom-shape draw:style-name="gr9" draw:text-style-name="P7" draw:layer="layout" svg:width="26.5cm" svg:height="1.5cm" svg:x="0.6cm" svg:y="9.2cm">
          <text:p/>
          <draw:enhanced-geometry svg:viewBox="0 0 21600 21600" draw:path-stretchpoint-x="10800" draw:path-stretchpoint-y="10800" draw:text-areas="?f3 ?f4 ?f5 ?f6" draw:type="round-rectangle" draw:modifiers="6043.97068620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8" draw:layer="layout" svg:width="1.3cm" svg:height="1cm" svg:x="4cm" svg:y="9.5cm">
          <text:p text:style-name="P1"><text:span text:style-name="T10">1</text:span></text:p>
        </draw:rect>
        <draw:rect draw:style-name="gr4" draw:text-style-name="P8" draw:layer="layout" svg:width="1.3cm" svg:height="1cm" svg:x="6cm" svg:y="9.5cm">
          <text:p text:style-name="P1"><text:span text:style-name="T10">2</text:span></text:p>
        </draw:rect>
        <draw:rect draw:style-name="gr4" draw:text-style-name="P8" draw:layer="layout" svg:width="1.3cm" svg:height="1cm" svg:x="8.2cm" svg:y="9.5cm">
          <text:p text:style-name="P1"><text:span text:style-name="T10">3</text:span></text:p>
        </draw:rect>
        <draw:rect draw:style-name="gr4" draw:text-style-name="P8" draw:layer="layout" svg:width="1.3cm" svg:height="1cm" svg:x="10.2cm" svg:y="9.5cm">
          <text:p text:style-name="P1"><text:span text:style-name="T10">4</text:span></text:p>
        </draw:rect>
        <draw:rect draw:style-name="gr4" draw:text-style-name="P8" draw:layer="layout" svg:width="1.3cm" svg:height="1cm" svg:x="15.4cm" svg:y="9.5cm">
          <text:p text:style-name="P1"><text:span text:style-name="T10">5</text:span></text:p>
        </draw:rect>
        <draw:rect draw:style-name="gr4" draw:text-style-name="P8" draw:layer="layout" svg:width="1.3cm" svg:height="1cm" svg:x="17.4cm" svg:y="9.5cm">
          <text:p text:style-name="P1"><text:span text:style-name="T10">6</text:span></text:p>
        </draw:rect>
        <draw:rect draw:style-name="gr4" draw:text-style-name="P8" draw:layer="layout" svg:width="1.3cm" svg:height="1cm" svg:x="19.6cm" svg:y="9.5cm">
          <text:p text:style-name="P1"><text:span text:style-name="T10">7</text:span></text:p>
        </draw:rect>
        <draw:rect draw:style-name="gr4" draw:text-style-name="P8" draw:layer="layout" svg:width="1.3cm" svg:height="1cm" svg:x="21.6cm" svg:y="9.5cm">
          <text:p text:style-name="P1"><text:span text:style-name="T10">8</text:span></text:p>
        </draw:rect>
        <draw:frame draw:style-name="gr1" draw:text-style-name="P9" draw:layer="layout" svg:width="26.5cm" svg:height="1.055cm" svg:x="0.5cm" svg:y="0.601cm">
          <draw:text-box>
            <text:p><text:span text:style-name="T6">Each block is an entity in this case (not a nod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>
        <office:forms form:automatic-focus="false" form:apply-design-mode="false"/>
        <draw:custom-shape draw:style-name="gr9" draw:text-style-name="P7" draw:layer="layout" svg:width="26.5cm" svg:height="1.5cm" svg:x="0.6cm" svg:y="9.2cm">
          <text:p/>
          <draw:enhanced-geometry svg:viewBox="0 0 21600 21600" draw:path-stretchpoint-x="10800" draw:path-stretchpoint-y="10800" draw:text-areas="?f3 ?f4 ?f5 ?f6" draw:type="round-rectangle" draw:modifiers="6043.97068620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8" draw:layer="layout" svg:width="1.3cm" svg:height="1cm" svg:x="4cm" svg:y="9.5cm">
          <text:p text:style-name="P1"><text:span text:style-name="T10">1</text:span></text:p>
        </draw:rect>
        <draw:rect draw:style-name="gr4" draw:text-style-name="P8" draw:layer="layout" svg:width="1.3cm" svg:height="1cm" svg:x="6cm" svg:y="9.5cm">
          <text:p text:style-name="P1"><text:span text:style-name="T10">2</text:span></text:p>
        </draw:rect>
        <draw:rect draw:style-name="gr4" draw:text-style-name="P8" draw:layer="layout" svg:width="1.3cm" svg:height="1cm" svg:x="8.2cm" svg:y="9.5cm">
          <text:p text:style-name="P1"><text:span text:style-name="T10">3</text:span></text:p>
        </draw:rect>
        <draw:rect draw:style-name="gr4" draw:text-style-name="P8" draw:layer="layout" svg:width="1.3cm" svg:height="1cm" svg:x="10.2cm" svg:y="9.5cm">
          <text:p text:style-name="P1"><text:span text:style-name="T10">4</text:span></text:p>
        </draw:rect>
        <draw:rect draw:style-name="gr4" draw:text-style-name="P8" draw:layer="layout" svg:width="1.3cm" svg:height="1cm" svg:x="15.4cm" svg:y="9.5cm">
          <text:p text:style-name="P1"><text:span text:style-name="T10">5</text:span></text:p>
        </draw:rect>
        <draw:rect draw:style-name="gr4" draw:text-style-name="P8" draw:layer="layout" svg:width="1.3cm" svg:height="1cm" svg:x="17.4cm" svg:y="9.5cm">
          <text:p text:style-name="P1"><text:span text:style-name="T10">6</text:span></text:p>
        </draw:rect>
        <draw:rect draw:style-name="gr4" draw:text-style-name="P8" draw:layer="layout" svg:width="1.3cm" svg:height="1cm" svg:x="19.6cm" svg:y="9.5cm">
          <text:p text:style-name="P1"><text:span text:style-name="T10">7</text:span></text:p>
        </draw:rect>
        <draw:rect draw:style-name="gr4" draw:text-style-name="P8" draw:layer="layout" svg:width="1.3cm" svg:height="1cm" svg:x="21.6cm" svg:y="9.5cm">
          <text:p text:style-name="P1"><text:span text:style-name="T10">8</text:span></text:p>
        </draw:rect>
        <draw:custom-shape draw:style-name="gr5" draw:text-style-name="P10" draw:layer="layout" svg:width="9.5cm" svg:height="4.5cm" svg:x="3.3cm" svg:y="7.5cm">
          <text:p text:style-name="P1"><text:span text:style-name="T11">Thread 0</text:span></text:p>
          <draw:enhanced-geometry svg:viewBox="0 0 21600 21600" draw:path-stretchpoint-x="10800" draw:path-stretchpoint-y="10800" draw:text-areas="?f3 ?f4 ?f5 ?f6" draw:type="round-rectangle" draw:modifiers="1393.62172402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9.5cm" svg:height="4.5cm" svg:x="14.3cm" svg:y="7.5cm">
          <text:p text:style-name="P1"><text:span text:style-name="T11">Thread 1</text:span></text:p>
          <draw:enhanced-geometry svg:viewBox="0 0 21600 21600" draw:path-stretchpoint-x="10800" draw:path-stretchpoint-y="10800" draw:text-areas="?f3 ?f4 ?f5 ?f6" draw:type="round-rectangle" draw:modifiers="1393.62172402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9" draw:layer="layout" svg:width="26.5cm" svg:height="1.055cm" svg:x="0.5cm" svg:y="0.601cm">
          <draw:text-box>
            <text:p><text:span text:style-name="T6">Each block is an entity in this case (not a nod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>
        <office:forms form:automatic-focus="false" form:apply-design-mode="false"/>
        <draw:custom-shape draw:style-name="gr9" draw:text-style-name="P7" draw:layer="layout" svg:width="26.5cm" svg:height="1.5cm" svg:x="0.6cm" svg:y="9.2cm">
          <text:p/>
          <draw:enhanced-geometry svg:viewBox="0 0 21600 21600" draw:path-stretchpoint-x="10800" draw:path-stretchpoint-y="10800" draw:text-areas="?f3 ?f4 ?f5 ?f6" draw:type="round-rectangle" draw:modifiers="6043.97068620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8" draw:layer="layout" svg:width="1.3cm" svg:height="1cm" svg:x="4cm" svg:y="9.5cm">
          <text:p text:style-name="P1"><text:span text:style-name="T10">1</text:span></text:p>
        </draw:rect>
        <draw:rect draw:style-name="gr4" draw:text-style-name="P8" draw:layer="layout" svg:width="1.3cm" svg:height="1cm" svg:x="6cm" svg:y="9.5cm">
          <text:p text:style-name="P1"><text:span text:style-name="T10">2</text:span></text:p>
        </draw:rect>
        <draw:rect draw:style-name="gr4" draw:text-style-name="P8" draw:layer="layout" svg:width="1.3cm" svg:height="1cm" svg:x="8.2cm" svg:y="9.5cm">
          <text:p text:style-name="P1"><text:span text:style-name="T10">3</text:span></text:p>
        </draw:rect>
        <draw:rect draw:style-name="gr4" draw:text-style-name="P8" draw:layer="layout" svg:width="1.3cm" svg:height="1cm" svg:x="10.2cm" svg:y="9.5cm">
          <text:p text:style-name="P1"><text:span text:style-name="T10">4</text:span></text:p>
        </draw:rect>
        <draw:rect draw:style-name="gr4" draw:text-style-name="P8" draw:layer="layout" svg:width="1.3cm" svg:height="1cm" svg:x="15.4cm" svg:y="9.5cm">
          <text:p text:style-name="P1"><text:span text:style-name="T10">5</text:span></text:p>
        </draw:rect>
        <draw:rect draw:style-name="gr4" draw:text-style-name="P8" draw:layer="layout" svg:width="1.3cm" svg:height="1cm" svg:x="17.4cm" svg:y="9.5cm">
          <text:p text:style-name="P1"><text:span text:style-name="T10">6</text:span></text:p>
        </draw:rect>
        <draw:rect draw:style-name="gr4" draw:text-style-name="P8" draw:layer="layout" svg:width="1.3cm" svg:height="1cm" svg:x="19.6cm" svg:y="9.5cm">
          <text:p text:style-name="P1"><text:span text:style-name="T10">7</text:span></text:p>
        </draw:rect>
        <draw:rect draw:style-name="gr4" draw:text-style-name="P8" draw:layer="layout" svg:width="1.3cm" svg:height="1cm" svg:x="21.6cm" svg:y="9.5cm">
          <text:p text:style-name="P1"><text:span text:style-name="T10">8</text:span></text:p>
        </draw:rect>
        <draw:custom-shape draw:style-name="gr5" draw:text-style-name="P10" draw:layer="layout" svg:width="9.5cm" svg:height="4.5cm" svg:x="3.3cm" svg:y="7.5cm">
          <text:p text:style-name="P1"><text:span text:style-name="T11">Thread 0</text:span></text:p>
          <draw:enhanced-geometry svg:viewBox="0 0 21600 21600" draw:path-stretchpoint-x="10800" draw:path-stretchpoint-y="10800" draw:text-areas="?f3 ?f4 ?f5 ?f6" draw:type="round-rectangle" draw:modifiers="1393.62172402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9.5cm" svg:height="4.5cm" svg:x="14.3cm" svg:y="7.5cm">
          <text:p text:style-name="P1"><text:span text:style-name="T11">Thread 1</text:span></text:p>
          <draw:enhanced-geometry svg:viewBox="0 0 21600 21600" draw:path-stretchpoint-x="10800" draw:path-stretchpoint-y="10800" draw:text-areas="?f3 ?f4 ?f5 ?f6" draw:type="round-rectangle" draw:modifiers="1393.62172402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7.8cm" svg:y1="11cm" svg:x2="7.8cm" svg:y2="12.5cm">
          <text:p/>
        </draw:line>
        <draw:line draw:style-name="gr6" draw:text-style-name="P1" draw:layer="layout" svg:x1="18.9cm" svg:y1="11cm" svg:x2="18.9cm" svg:y2="12.5cm">
          <text:p/>
        </draw:line>
        <draw:custom-shape draw:style-name="gr7" draw:text-style-name="P11" draw:layer="layout" svg:width="25.5cm" svg:height="2cm" svg:x="1.3cm" svg:y="12.5cm">
          <text:p text:style-name="P1"><text:span text:style-name="T21">finishAndWaitToLoopAgain()</text:span></text:p>
          <draw:enhanced-geometry svg:viewBox="0 0 21600 21600" draw:type="rectangle" draw:enhanced-path="M 0 0 L 21600 0 21600 21600 0 21600 0 0 Z N"/>
        </draw:custom-shape>
        <draw:frame draw:style-name="gr1" draw:text-style-name="P9" draw:layer="layout" svg:width="26.5cm" svg:height="1.055cm" svg:x="0.5cm" svg:y="0.601cm">
          <draw:text-box>
            <text:p><text:span text:style-name="T6">Each block is an entity in this case (not a nod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>
        <office:forms form:automatic-focus="false" form:apply-design-mode="false"/>
        <draw:frame draw:style-name="gr1" draw:text-style-name="P9" draw:layer="layout" svg:width="27cm" svg:height="5.849cm" svg:x="0.5cm" svg:y="0.6cm">
          <draw:text-box>
            <text:p><text:span text:style-name="T4">Easier?</text:span></text:p>
            <text:p><text:span text:style-name="T6">By nature highly scalable.</text:span></text:p>
            <text:p><text:span text:style-name="T22"/></text:p>
            <text:p><text:span text:style-name="T23">But watch for:</text:span></text:p>
            <text:p><text:span text:style-name="T24">Example scenario: 1000 objects, 250 of them contain animation. 2 threa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>
        <office:forms form:automatic-focus="false" form:apply-design-mode="false"/>
        <draw:frame draw:style-name="gr1" draw:text-style-name="P9" draw:layer="layout" svg:width="27cm" svg:height="11.054cm" svg:x="0.5cm" svg:y="0.6cm">
          <draw:text-box>
            <text:p><text:span text:style-name="T4">Easier?</text:span></text:p>
            <text:p><text:span text:style-name="T6">By nature highly scalable.</text:span></text:p>
            <text:p><text:span text:style-name="T22"/></text:p>
            <text:p><text:span text:style-name="T23">But watch for:</text:span></text:p>
            <text:p><text:span text:style-name="T24">Example scenario: 1000 objects, 250 of them contain animation. 2 threads</text:span></text:p>
            <text:p><text:span text:style-name="T25"/></text:p>
            <text:p><text:span text:style-name="T26">Ideal:</text:span></text:p>
            <text:p><text:span text:style-name="T24">Animated entities are kept separated for update traversal</text:span></text:p>
            <text:p><text:span text:style-name="T24">Thread 0 updating 125 animations.</text:span></text:p>
            <text:p><text:span text:style-name="T24">Thread 1 updating 125 animation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>
        <office:forms form:automatic-focus="false" form:apply-design-mode="false"/>
        <draw:frame draw:style-name="gr1" draw:text-style-name="P9" draw:layer="layout" svg:width="27cm" svg:height="15.662cm" svg:x="0.5cm" svg:y="0.6cm">
          <draw:text-box>
            <text:p><text:span text:style-name="T4">Easier?</text:span></text:p>
            <text:p><text:span text:style-name="T6">By nature highly scalable.</text:span></text:p>
            <text:p><text:span text:style-name="T22"/></text:p>
            <text:p><text:span text:style-name="T23">But watch for:</text:span></text:p>
            <text:p><text:span text:style-name="T24">Example scenario: 1000 objects, 250 of them contain animation. 2 threads</text:span></text:p>
            <text:p><text:span text:style-name="T25"/></text:p>
            <text:p><text:span text:style-name="T26">Ideal:</text:span></text:p>
            <text:p><text:span text:style-name="T24">Animated entities are kept separated for update traversal</text:span></text:p>
            <text:p><text:span text:style-name="T24">Thread 0 updating 125 animations.</text:span></text:p>
            <text:p><text:span text:style-name="T24">Thread 1 updating 125 animations.</text:span></text:p>
            <text:p><text:span text:style-name="T26">Okeish:</text:span></text:p>
            <text:p><text:span text:style-name="T24">Entities are mixed, but sorting is well balanced.</text:span></text:p>
            <text:p><text:span text:style-name="T24">Thread 0 trying to update 375 inanimated entities &amp; updating 125 animations.</text:span></text:p>
            <text:p><text:span text:style-name="T24">Thread 1 trying to update 375 inanimated entities &amp; updating 125 animation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>
        <office:forms form:automatic-focus="false" form:apply-design-mode="false"/>
        <draw:frame draw:style-name="gr1" draw:text-style-name="P9" draw:layer="layout" svg:width="27cm" svg:height="20.27cm" svg:x="0.5cm" svg:y="0.6cm">
          <draw:text-box>
            <text:p><text:span text:style-name="T4">Easier?</text:span></text:p>
            <text:p><text:span text:style-name="T6">By nature highly scalable.</text:span></text:p>
            <text:p><text:span text:style-name="T22"/></text:p>
            <text:p><text:span text:style-name="T23">But watch for:</text:span></text:p>
            <text:p><text:span text:style-name="T24">Example scenario: 1000 objects, 250 of them contain animation. 2 threads</text:span></text:p>
            <text:p><text:span text:style-name="T25"/></text:p>
            <text:p><text:span text:style-name="T26">Ideal:</text:span></text:p>
            <text:p><text:span text:style-name="T24">Animated entities are kept separated for update traversal</text:span></text:p>
            <text:p><text:span text:style-name="T24">Thread 0 updating 125 animations.</text:span></text:p>
            <text:p><text:span text:style-name="T24">Thread 1 updating 125 animations.</text:span></text:p>
            <text:p><text:span text:style-name="T26">Okeish:</text:span></text:p>
            <text:p><text:span text:style-name="T24">Entities are mixed, but sorting is well balanced.</text:span></text:p>
            <text:p><text:span text:style-name="T24">Thread 0 trying to update 375 inanimated entities &amp; updating 125 animations.</text:span></text:p>
            <text:p><text:span text:style-name="T24">Thread 1 trying to update 375 inanimated entities &amp; updating 125 animations.</text:span></text:p>
            <text:p><text:span text:style-name="T26">Bad:</text:span></text:p>
            <text:p><text:span text:style-name="T24">Entities are mixed, inbalanced. Heavy math on one thread.</text:span></text:p>
            <text:p><text:span text:style-name="T24">Thread 0 trying to update 250 inanimated entities &amp; updating 250 animations.</text:span></text:p>
            <text:p><text:span text:style-name="T24">Thread 1 trying to update 500 inanimated entiti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>
        <office:forms form:automatic-focus="false" form:apply-design-mode="false"/>
        <draw:frame draw:style-name="gr1" draw:text-style-name="P9" draw:layer="layout" svg:width="27cm" svg:height="14.639cm" svg:x="0.5cm" svg:y="0.6cm">
          <draw:text-box>
            <text:p><text:span text:style-name="T4">Easier?</text:span></text:p>
            <text:p><text:span text:style-name="T6">By nature highly scalable.</text:span></text:p>
            <text:p><text:span text:style-name="T6">Watch out for load balancing.</text:span></text:p>
            <text:p><text:span text:style-name="T6"><text:tab/></text:span><text:span text:style-name="T6">→ </text:span><text:span text:style-name="T6">Animated entities only</text:span></text:p>
            <text:p><text:span text:style-name="T6"><text:tab/></text:span><text:span text:style-name="T6">→ </text:span><text:span text:style-name="T6">This could take into account bone count</text:span></text:p>
            <text:p><text:span text:style-name="T6"><text:tab/></text:span><text:span text:style-name="T6"><text:tab/></text:span><text:span text:style-name="T6">→ </text:span><text:span text:style-name="T6">Cost/benefit ratio needs to be analyzed</text:span></text:p>
            <text:p><text:span text:style-name="T6"><text:tab/></text:span><text:span text:style-name="T6"><text:tab/></text:span><text:span text:style-name="T6">→ </text:span><text:span text:style-name="T6">Luckily, most game content is repetitive</text:span></text:p>
            <text:p><text:span text:style-name="T6">May want to encode balancing data into integers and sort using the int as key</text:span></text:p>
            <text:list text:style-name="L3">
              <text:list-item>
                <text:list>
                  <text:list-item>
                    <text:p><text:span text:style-name="T6">But aggressive sort is expensive using SoA (copying each bone's data...)</text:span></text:p>
                  </text:list-item>
                </text:list>
              </text:list-item>
            </text:list>
            <text:p><text:span text:style-name="T6">Minimum entities per thread still needed to avoid false cache sharing.</text:span></text:p>
            <text:p><text:span text:style-name="T6"/></text:p>
            <text:p text:style-name="P14"><text:span text:style-name="T27">Btw, </text:span><text:span text:style-name="T28">Ogre 1.x tries to update inanimated objec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>
        <office:forms form:automatic-focus="false" form:apply-design-mode="false"/>
        <draw:frame draw:style-name="gr1" draw:text-style-name="P15" draw:layer="layout" svg:width="26.5cm" svg:height="4.981cm" svg:x="0.5cm" svg:y="8.6cm">
          <draw:text-box>
            <text:p text:style-name="P1"><text:span text:style-name="T29">Matías Nazareth Goldberg</text:span></text:p>
            <text:p text:style-name="P1"><text:span text:style-name="T30"><text:a xlink:href="https://twitter.com/matiasgoldberg">@matiasgoldbe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DistantSouls_20_Fg3" draw:display-name="DistantSouls Fg3" draw:style="linear" draw:start-color="#e6e64c" draw:end-color="#ffff99" draw:start-intensity="100%" draw:end-intensity="100%" draw:angle="1800" draw:border="7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10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jo" style:family="graphic" style:parent-style-name="standard">
      <style:graphic-properties draw:stroke="none" draw:fill="none"/>
      <style:paragraph-properties>
        <style:tab-stops/>
      </style:paragraph-properties>
      <style:text-properties fo:color="#d26565" fo:font-weight="bold"/>
    </style:style>
    <style:style style:name="Predeterminado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tías N Goldberg</meta:initial-creator>
    <meta:creation-date>2012-11-28T16:19:47.15</meta:creation-date>
    <meta:editing-duration>PT2H49M3S</meta:editing-duration>
    <meta:editing-cycles>96</meta:editing-cycles>
    <dc:date>2012-11-30T23:48:35.07</dc:date>
    <dc:creator>Matías N Goldberg</dc:creator>
    <meta:generator>OpenOffice.org/3.3$Win32 OpenOffice.org_project/330m20$Build-9567</meta:generator>
    <meta:document-statistic meta:object-count="309"/>
  </office:meta>
</office:document-meta>
</file>